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">
      <style:paragraph-properties fo:margin-top="0cm" fo:margin-bottom="0cm" style:contextual-spacing="false"/>
    </style:style>
    <style:style style:name="P17" style:family="paragraph" style:parent-style-name="Text_20_body" style:list-style-name="L3">
      <style:paragraph-properties fo:margin-top="0cm" fo:margin-bottom="0cm" style:contextual-spacing="false"/>
    </style:style>
    <style:style style:name="P18" style:family="paragraph" style:parent-style-name="Text_20_body" style:list-style-name="L5">
      <style:paragraph-properties fo:margin-top="0cm" fo:margin-bottom="0cm" style:contextual-spacing="false"/>
    </style:style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7">
      <style:paragraph-properties fo:margin-top="0cm" fo:margin-bottom="0cm" style:contextual-spacing="false"/>
    </style:style>
    <style:style style:name="P21" style:family="paragraph" style:parent-style-name="Text_20_body" style:list-style-name="L8">
      <style:paragraph-properties fo:margin-top="0cm" fo:margin-bottom="0cm" style:contextual-spacing="false"/>
    </style:style>
    <style:style style:name="P22" style:family="paragraph" style:parent-style-name="Text_20_body" style:list-style-name="L9">
      <style:paragraph-properties fo:margin-top="0cm" fo:margin-bottom="0cm" style:contextual-spacing="false"/>
    </style:style>
    <style:style style:name="P23" style:family="paragraph" style:parent-style-name="Text_20_body" style:list-style-name="L10">
      <style:paragraph-properties fo:margin-top="0cm" fo:margin-bottom="0cm" style:contextual-spacing="false"/>
    </style:style>
    <style:style style:name="P24" style:family="paragraph" style:parent-style-name="Text_20_body" style:list-style-name="L11">
      <style:paragraph-properties fo:margin-top="0cm" fo:margin-bottom="0cm" style:contextual-spacing="false"/>
    </style:style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>
      <style:paragraph-properties fo:margin-top="0cm" fo:margin-bottom="0cm" style:contextual-spacing="false"/>
    </style:style>
    <style:style style:name="P28" style:family="paragraph" style:parent-style-name="Text_20_body" style:list-style-name="L15">
      <style:paragraph-properties fo:margin-top="0cm" fo:margin-bottom="0cm" style:contextual-spacing="false"/>
    </style:style>
    <style:style style:name="P29" style:family="paragraph" style:parent-style-name="Standard">
      <style:text-properties officeooo:paragraph-rsid="0002c66c"/>
    </style:style>
    <style:style style:name="P30" style:family="paragraph" style:parent-style-name="Heading_20_2">
      <style:text-properties style:language-complex="th" style:country-complex="TH"/>
    </style:style>
    <style:style style:name="T1" style:family="text">
      <style:text-properties officeooo:rsid="0002c66c"/>
    </style:style>
    <style:style style:name="T2" style:family="text">
      <style:text-properties fo:language="th" fo:country="TH"/>
    </style:style>
    <style:style style:name="T3" style:family="text">
      <style:text-properties style:language-complex="th" style:country-complex="TH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"/></text:p>
      <text:section text:style-name="Sect1" text:name="content">
        <text:section text:style-name="Sect1" text:name="bodyContent">
          <text:p text:style-name="Standard"/>
          <text:section text:style-name="Sect2" text:name="mw-content-text">
            <text:h text:style-name="P30" text:outline-level="2"><text:bookmark text:name=".E0.B8.9E.E0.B8.A3.E0.B8.B0.E0.B8.AD.E0.B8.B2.E0.B8.A3.E0.B8.B2.E0.B8.A1.E0.B8.AB.E0.B8.A5.E0.B8.A7.E0.B8.87.E0.B9.83.E0.B8.99.E0.B8.88.E0.B8.B1.E0.B8.87.E0.B8.AB.E0.B8.A7.E0.B8.B1.E0.B8.94.E0.B8.9B.E0.B8.97.E0.B8.B8.E0.B8.A1.E0.B8.98.E0.B8.B2.E0.B8.99.E0.B8.B5"/>พระอารามหลวงในจังหวัดปทุมธานี</text:h>
            <text:h text:style-name="Heading_20_3" text:outline-level="3"><text:span text:style-name="T2">[</text:span><text:a xlink:type="simple" xlink:href="http://th.wikipedia.org/w/index.php?title=รายชื่อวัดในจังหวัดปทุมธานี&amp;action=edit&amp;section=2"><text:span text:style-name="T3">แก้</text:span></text:a><text:span text:style-name="T2">] </text:span><text:bookmark text:name=".E0.B8.9E.E0.B8.A3.E0.B8.B0.E0.B8.AD.E0.B8.B2.E0.B8.A3.E0.B8.B2.E0.B8.A1.E0.B8.AB.E0.B8.A5.E0.B8.A7.E0.B8.87.E0.B8.A1.E0.B8.AB.E0.B8.B2.E0.B8.99.E0.B8.B4.E0.B8.81.E0.B8.B2.E0.B8.A2"/><text:span text:style-name="T3">พระอารามหลวงมหานิกาย</text:span></text:h>
            <text:list xml:id="list30710293" text:style-name="L1">
              <text:list-item>
                <text:p text:style-name="P16"><text:a xlink:type="simple" xlink:href="http://th.wikipedia.org/w/index.php?title=วัดชินวรารามวรวิหาร&amp;action=edit&amp;redlink=1">วัดชินวรารามวรวิหาร</text:a><text:span text:style-name="T3"> </text:span><text:span text:style-name="T2">(</text:span><text:span text:style-name="T3">พระอารามหลวงชั้นตรี ชนิดวรวิหาร</text:span><text:span text:style-name="T2">) </text:span><text:a xlink:type="simple" xlink:href="http://th.wikipedia.org/w/index.php?title=ตำบลบางขะแยง&amp;action=edit&amp;redlink=1">ตำบลบางขะแยง</text:a><text:span text:style-name="T3"> </text:span><text:a xlink:type="simple" xlink:href="http://th.wikipedia.org/wiki/อำเภอเมืองปทุมธานี">อำเภอเมืองปทุมธานี</text:a></text:p>
              </text:list-item>
              <text:list-item>
                <text:p text:style-name="P1"><text:a xlink:type="simple" xlink:href="http://th.wikipedia.org/w/index.php?title=วัดเขียนเขต&amp;action=edit&amp;redlink=1">วัดเขียนเขต</text:a><text:span text:style-name="T3"> </text:span><text:span text:style-name="T2">(</text:span><text:span text:style-name="T3">พระอารามหลวงชั้นตรี ชนิดสามัญ</text:span><text:span text:style-name="T2">) </text:span><text:a xlink:type="simple" xlink:href="http://th.wikipedia.org/w/index.php?title=ตำบลบึงยี่โถ&amp;action=edit&amp;redlink=1">ตำบลบึงยี่โถ</text:a><text:span text:style-name="T3"> </text:span><text:a xlink:type="simple" xlink:href="http://th.wikipedia.org/wiki/อำเภอธัญบุรี">อำเภอธัญบุรี</text:a></text:p>
              </text:list-item>
            </text:list>
            <text:h text:style-name="Heading_20_3" text:outline-level="3"><text:span text:style-name="T2">[</text:span><text:a xlink:type="simple" xlink:href="http://th.wikipedia.org/w/index.php?title=รายชื่อวัดในจังหวัดปทุมธานี&amp;action=edit&amp;section=3"><text:span text:style-name="T3">แก้</text:span></text:a><text:span text:style-name="T2">] </text:span><text:bookmark text:name=".E0.B8.9E.E0.B8.A3.E0.B8.B0.E0.B8.AD.E0.B8.B2.E0.B8.A3.E0.B8.B2.E0.B8.A1.E0.B8.AB.E0.B8.A5.E0.B8.A7.E0.B8.87.E0.B8.98.E0.B8.A3.E0.B8.A3.E0.B8.A1.E0.B8.A2.E0.B8.B8.E0.B8.95.E0.B8.B4.E0.B8.81.E0.B8.99.E0.B8.B4.E0.B8.81.E0.B8.B2.E0.B8.A2"/><text:span text:style-name="T3">พระอารามหลวงธรรมยุติกนิกาย</text:span></text:h>
            <text:list xml:id="list30717306" text:style-name="L2">
              <text:list-item>
                <text:p text:style-name="P2"><text:a xlink:type="simple" xlink:href="http://th.wikipedia.org/w/index.php?title=วัดจันทน์กะพ้อ&amp;action=edit&amp;redlink=1">วัดจันทน์กะพ้อ</text:a><text:span text:style-name="T3"> </text:span><text:span text:style-name="T2">(</text:span><text:span text:style-name="T3">พระอารามหลวงชั้นตรี ชนิดสามัญ</text:span><text:span text:style-name="T2">) </text:span><text:a xlink:type="simple" xlink:href="http://th.wikipedia.org/wiki/ตำบลบางเตย">ตำบลบางเตย</text:a><text:span text:style-name="T3"> </text:span><text:a xlink:type="simple" xlink:href="http://th.wikipedia.org/wiki/อำเภอสามโคก">อำเภอสามโคก</text:a></text:p>
              </text:list-item>
            </text:list>
            <text:h text:style-name="Heading_20_2" text:outline-level="2"><text:span text:style-name="T2">[</text:span><text:a xlink:type="simple" xlink:href="http://th.wikipedia.org/w/index.php?title=รายชื่อวัดในจังหวัดปทุมธานี&amp;action=edit&amp;section=4"><text:span text:style-name="T3">แก้</text:span></text:a><text:span text:style-name="T2">] </text:span><text:bookmark text:name=".E0.B8.A7.E0.B8.B1.E0.B8.94.E0.B8.A3.E0.B8.B2.E0.B8.A9.E0.B8.8F.E0.B8.A3.E0.B9.8C.E0.B9.83.E0.B8.99.E0.B8.88.E0.B8.B1.E0.B8.87.E0.B8.AB.E0.B8.A7.E0.B8.B1.E0.B8.94.E0.B8.9B.E0.B8.97.E0.B8.B8.E0.B8.A1.E0.B8.98.E0.B8.B2.E0.B8.99.E0.B8.B5"/><text:span text:style-name="T3">วัดราษฏร์ในจังหวัดปทุมธานี</text:span></text:h>
            <text:h text:style-name="Heading_20_3" text:outline-level="3"><text:span text:style-name="T2">[</text:span><text:a xlink:type="simple" xlink:href="http://th.wikipedia.org/w/index.php?title=รายชื่อวัดในจังหวัดปทุมธานี&amp;action=edit&amp;section=5"><text:span text:style-name="T3">แก้</text:span></text:a><text:span text:style-name="T2">] </text:span><text:bookmark text:name=".E0.B8.A7.E0.B8.B1.E0.B8.94.E0.B8.A3.E0.B8.B2.E0.B8.A9.E0.B8.8F.E0.B8.A3.E0.B9.8C.E0.B9.83.E0.B8.99.E0.B8.AD.E0.B8.B3.E0.B9.80.E0.B8.A0.E0.B8.AD.E0.B8.84.E0.B8.A5.E0.B8.AD.E0.B8.87.E0.B8.AB.E0.B8.A5.E0.B8.A7.E0.B8.87"/><text:span text:style-name="T3">วัดราษฏร์ในอำเภอคลองหลวง</text:span></text:h>
            <text:h text:style-name="Heading_20_4" text:outline-level="4"><text:span text:style-name="T2">[</text:span><text:a xlink:type="simple" xlink:href="http://th.wikipedia.org/w/index.php?title=รายชื่อวัดในจังหวัดปทุมธานี&amp;action=edit&amp;section=6"><text:span text:style-name="T3">แก้</text:span></text:a><text:span text:style-name="T2">] </text:span><text:bookmark text:name=".E0.B8.A7.E0.B8.B1.E0.B8.94.E0.B8.A3.E0.B8.B2.E0.B8.A9.E0.B8.8F.E0.B8.A3.E0.B9.8C.E0.B8.A1.E0.B8.AB.E0.B8.B2.E0.B8.99.E0.B8.B4.E0.B8.81.E0.B8.B2.E0.B8.A2"/><text:span text:style-name="T3">วัดราษฏร์มหานิกาย</text:span></text:h>
            <text:list xml:id="list30718875" text:style-name="L3">
              <text:list-item>
                <text:p text:style-name="P17"><text:a xlink:type="simple" xlink:href="http://th.wikipedia.org/w/index.php?title=วัดอู่ข้าว&amp;action=edit&amp;redlink=1">วัดอู่ข้าว</text:a><text:span text:style-name="T3"> </text:span><text:a xlink:type="simple" xlink:href="http://th.wikipedia.org/w/index.php?title=ตำบลคลองเจ็ด&amp;action=edit&amp;redlink=1">ตำบลคลองเจ็ด</text:a></text:p>
              </text:list-item>
              <text:list-item>
                <text:p text:style-name="P17"><text:a xlink:type="simple" xlink:href="http://th.wikipedia.org/w/index.php?title=วัดกล้าชอุ่ม&amp;action=edit&amp;redlink=1">วัดกล้าชอุ่ม</text:a><text:span text:style-name="T3"> </text:span><text:a xlink:type="simple" xlink:href="http://th.wikipedia.org/w/index.php?title=ตำบลคลองสอง&amp;action=edit&amp;redlink=1">ตำบลคลองสอง</text:a></text:p>
              </text:list-item>
              <text:list-item>
                <text:p text:style-name="P17"><text:a xlink:type="simple" xlink:href="http://th.wikipedia.org/w/index.php?title=วัดคลองสอง&amp;action=edit&amp;redlink=1">วัดคลองสอง</text:a><text:span text:style-name="T3"> ตำบลคลองสอง</text:span></text:p>
              </text:list-item>
              <text:list-item>
                <text:p text:style-name="P17"><text:a xlink:type="simple" xlink:href="http://th.wikipedia.org/w/index.php?title=วัดกลางคลองสาม&amp;action=edit&amp;redlink=1">วัดกลางคลองสาม</text:a><text:span text:style-name="T3"> </text:span><text:a xlink:type="simple" xlink:href="http://th.wikipedia.org/w/index.php?title=ตำบลคลองสาม&amp;action=edit&amp;redlink=1">ตำบลคลองสาม</text:a></text:p>
              </text:list-item>
              <text:list-item>
                <text:p text:style-name="P17"><text:a xlink:type="simple" xlink:href="http://th.wikipedia.org/w/index.php?title=วัดเกิดการอุดม&amp;action=edit&amp;redlink=1">วัดเกิดการอุดม</text:a><text:span text:style-name="T3"> ตำบลคลองสาม</text:span></text:p>
              </text:list-item>
              <text:list-item>
                <text:p text:style-name="P17"><text:a xlink:type="simple" xlink:href="http://th.wikipedia.org/wiki/วัดพระธรรมกาย">วัดพระธรรมกาย</text:a><text:span text:style-name="T3"> ตำบลคลองสาม</text:span></text:p>
              </text:list-item>
              <text:list-item>
                <text:p text:style-name="P17"><text:a xlink:type="simple" xlink:href="http://th.wikipedia.org/w/index.php?title=วัดตะวันเรือง&amp;action=edit&amp;redlink=1">วัดตะวันเรือง</text:a><text:span text:style-name="T3"> </text:span><text:a xlink:type="simple" xlink:href="http://th.wikipedia.org/w/index.php?title=ตำบลคลองสี่&amp;action=edit&amp;redlink=1">ตำบลคลองสี่</text:a></text:p>
              </text:list-item>
              <text:list-item>
                <text:p text:style-name="P17"><text:a xlink:type="simple" xlink:href="http://th.wikipedia.org/w/index.php?title=วัดเพิ่มทาน&amp;action=edit&amp;redlink=1">วัดเพิ่มทาน</text:a><text:span text:style-name="T3"> ตำบลคลองสี่</text:span></text:p>
              </text:list-item>
              <text:list-item>
                <text:p text:style-name="P17"><text:a xlink:type="simple" xlink:href="http://th.wikipedia.org/w/index.php?title=วัดมงคลพุการาม&amp;action=edit&amp;redlink=1">วัดมงคลพุการาม</text:a><text:span text:style-name="T3"> ตำบลคลองสี่</text:span></text:p>
              </text:list-item>
              <text:list-item>
                <text:p text:style-name="P17"><text:a xlink:type="simple" xlink:href="http://th.wikipedia.org/w/index.php?title=วัดสว่างภพ&amp;action=edit&amp;redlink=1">วัดสว่างภพ</text:a><text:span text:style-name="T3"> ตำบลคลองสี่</text:span></text:p>
              </text:list-item>
              <text:list-item>
                <text:p text:style-name="P17"><text:a xlink:type="simple" xlink:href="http://th.wikipedia.org/wiki/วัดปัญญานันทาราม">วัดปัญญานันทาราม</text:a><text:span text:style-name="T3"> </text:span><text:a xlink:type="simple" xlink:href="http://th.wikipedia.org/w/index.php?title=ตำบลคลองหก&amp;action=edit&amp;redlink=1">ตำบลคลองหก</text:a></text:p>
              </text:list-item>
              <text:list-item>
                <text:p text:style-name="P17"><text:a xlink:type="simple" xlink:href="http://th.wikipedia.org/w/index.php?title=วัดผลาหาร&amp;action=edit&amp;redlink=1">วัดผลาหาร</text:a><text:span text:style-name="T3"> ตำบลคลองหก</text:span></text:p>
              </text:list-item>
              <text:list-item>
                <text:p text:style-name="P17"><text:a xlink:type="simple" xlink:href="http://th.wikipedia.org/w/index.php?title=วัดมูลเหล็ก&amp;action=edit&amp;redlink=1">วัดมูลเหล็ก</text:a><text:span text:style-name="T3"> ตำบลคลองหก</text:span></text:p>
              </text:list-item>
              <text:list-item>
                <text:p text:style-name="P17"><text:a xlink:type="simple" xlink:href="http://th.wikipedia.org/w/index.php?title=วัดหว่านบุญ&amp;action=edit&amp;redlink=1">วัดหว่านบุญ</text:a><text:span text:style-name="T3"> ตำบลคลองหก</text:span></text:p>
              </text:list-item>
              <text:list-item>
                <text:p text:style-name="P17"><text:a xlink:type="simple" xlink:href="http://th.wikipedia.org/w/index.php?title=วัดคุณหญิงส้มจีน&amp;action=edit&amp;redlink=1">วัดคุณหญิงส้มจีน</text:a><text:span text:style-name="T3"> </text:span><text:a xlink:type="simple" xlink:href="http://th.wikipedia.org/w/index.php?title=ตำบลคลองหนึ่ง&amp;action=edit&amp;redlink=1">ตำบลคลองหนึ่ง</text:a></text:p>
              </text:list-item>
              <text:list-item>
                <text:p text:style-name="P17"><text:a xlink:type="simple" xlink:href="http://th.wikipedia.org/w/index.php?title=วัดทวีการะอนันต์&amp;action=edit&amp;redlink=1">วัดทวีการะอนันต์</text:a><text:span text:style-name="T3"> ตำบลคลองหนึ่ง</text:span></text:p>
              </text:list-item>
              <text:list-item>
                <text:p text:style-name="P17"><text:a xlink:type="simple" xlink:href="http://th.wikipedia.org/w/index.php?title=วัดบางขัน&amp;action=edit&amp;redlink=1">วัดบางขัน</text:a><text:span text:style-name="T3"> ตำบลคลองหนึ่ง</text:span></text:p>
              </text:list-item>
              <text:list-item>
                <text:p text:style-name="P17"><text:a xlink:type="simple" xlink:href="http://th.wikipedia.org/w/index.php?title=วัดพืชนิมิต&amp;action=edit&amp;redlink=1">วัดพืชนิมิต</text:a><text:span text:style-name="T3"> ตำบลคลองหนึ่ง</text:span></text:p>
              </text:list-item>
              <text:list-item>
                <text:p text:style-name="P17"><text:soft-page-break/><text:a xlink:type="simple" xlink:href="http://th.wikipedia.org/w/index.php?title=วัดศิริจันทาราม&amp;action=edit&amp;redlink=1">วัดศิริจันทาราม</text:a><text:span text:style-name="T3"> </text:span><text:a xlink:type="simple" xlink:href="http://th.wikipedia.org/w/index.php?title=ตำบลคลองห้า&amp;action=edit&amp;redlink=1">ตำบลคลองห้า</text:a></text:p>
              </text:list-item>
              <text:list-item>
                <text:p text:style-name="P17"><text:a xlink:type="simple" xlink:href="http://th.wikipedia.org/w/index.php?title=วัดแสวงสามัคคีธรรม&amp;action=edit&amp;redlink=1">วัดแสวงสามัคคีธรรม</text:a><text:span text:style-name="T3"> ตำบลคลองห้า</text:span></text:p>
              </text:list-item>
              <text:list-item>
                <text:p text:style-name="P3"><text:a xlink:type="simple" xlink:href="http://th.wikipedia.org/w/index.php?title=วัดหัตถสารเกษตร&amp;action=edit&amp;redlink=1">วัดหัตถสารเกษตร</text:a><text:span text:style-name="T3"> ตำบลคลองห้า</text:span></text:p>
              </text:list-item>
            </text:list>
            <text:h text:style-name="Heading_20_4" text:outline-level="4"><text:span text:style-name="T2">[</text:span><text:a xlink:type="simple" xlink:href="http://th.wikipedia.org/w/index.php?title=รายชื่อวัดในจังหวัดปทุมธานี&amp;action=edit&amp;section=7"><text:span text:style-name="T3">แก้</text:span></text:a><text:span text:style-name="T2">] </text:span><text:bookmark text:name=".E0.B8.A7.E0.B8.B1.E0.B8.94.E0.B8.A3.E0.B8.B2.E0.B8.A9.E0.B8.8F.E0.B8.A3.E0.B9.8C.E0.B8.98.E0.B8.A3.E0.B8.A3.E0.B8.A1.E0.B8.A2.E0.B8.B8.E0.B8.95.E0.B8.B4.E0.B8.81.E0.B8.99.E0.B8.B4.E0.B8.81.E0.B8.B2.E0.B8.A2"/><text:span text:style-name="T3">วัดราษฏร์ธรรมยุติกนิกาย</text:span></text:h>
            <text:list xml:id="list30703698" text:style-name="L4">
              <text:list-item>
                <text:p text:style-name="P4"><text:a xlink:type="simple" xlink:href="http://th.wikipedia.org/w/index.php?title=วัดทับทิมแดง&amp;action=edit&amp;redlink=1">วัดทับทิมแดง</text:a><text:span text:style-name="T3"> </text:span><text:a xlink:type="simple" xlink:href="http://th.wikipedia.org/w/index.php?title=ตำบลคลองสอง&amp;action=edit&amp;redlink=1">ตำบลคลองสอง</text:a></text:p>
              </text:list-item>
            </text:list>
            <text:h text:style-name="Heading_20_3" text:outline-level="3"><text:span text:style-name="T2">[</text:span><text:a xlink:type="simple" xlink:href="http://th.wikipedia.org/w/index.php?title=รายชื่อวัดในจังหวัดปทุมธานี&amp;action=edit&amp;section=8"><text:span text:style-name="T3">แก้</text:span></text:a><text:span text:style-name="T2">] </text:span><text:bookmark text:name=".E0.B8.A7.E0.B8.B1.E0.B8.94.E0.B8.A3.E0.B8.B2.E0.B8.A9.E0.B8.8F.E0.B8.A3.E0.B9.8C.E0.B9.83.E0.B8.99.E0.B8.AD.E0.B8.B3.E0.B9.80.E0.B8.A0.E0.B8.AD.E0.B8.98.E0.B8.B1.E0.B8.8D.E0.B8.9A.E0.B8.B8.E0.B8.A3.E0.B8.B5"/><text:span text:style-name="T3">วัดราษฏร์ในอำเภอธัญบุรี</text:span></text:h>
            <text:h text:style-name="Heading_20_4" text:outline-level="4"><text:span text:style-name="T2">[</text:span><text:a xlink:type="simple" xlink:href="http://th.wikipedia.org/w/index.php?title=รายชื่อวัดในจังหวัดปทุมธานี&amp;action=edit&amp;section=9"><text:span text:style-name="T3">แก้</text:span></text:a><text:span text:style-name="T2">] </text:span><text:bookmark text:name=".E0.B8.A7.E0.B8.B1.E0.B8.94.E0.B8.A3.E0.B8.B2.E0.B8.A9.E0.B8.8F.E0.B8.A3.E0.B9.8C.E0.B8.A1.E0.B8.AB.E0.B8.B2.E0.B8.99.E0.B8.B4.E0.B8.81.E0.B8.B2.E0.B8.A2_2"/><text:span text:style-name="T3">วัดราษฏร์มหานิกาย</text:span></text:h>
            <text:list xml:id="list30723559" text:style-name="L5">
              <text:list-item>
                <text:p text:style-name="P18"><text:a xlink:type="simple" xlink:href="http://th.wikipedia.org/w/index.php?title=วัดพิชิตปิตยาราม&amp;action=edit&amp;redlink=1">วัดพิชิตปิตยาราม</text:a><text:span text:style-name="T3"> </text:span><text:a xlink:type="simple" xlink:href="http://th.wikipedia.org/w/index.php?title=ตำบลบึงน้ำรักษ์&amp;action=edit&amp;redlink=1">ตำบลบึงน้ำรักษ์</text:a></text:p>
              </text:list-item>
              <text:list-item>
                <text:p text:style-name="P18"><text:a xlink:type="simple" xlink:href="http://th.wikipedia.org/w/index.php?title=วัดมูลจินดาราม&amp;action=edit&amp;redlink=1">วัดมูลจินดาราม</text:a><text:span text:style-name="T3"> </text:span><text:a xlink:type="simple" xlink:href="http://th.wikipedia.org/w/index.php?title=ตำบลบึงยี่โถ&amp;action=edit&amp;redlink=1">ตำบลบึงยี่โถ</text:a></text:p>
              </text:list-item>
              <text:list-item>
                <text:p text:style-name="P18"><text:a xlink:type="simple" xlink:href="http://th.wikipedia.org/w/index.php?title=วัดขุมแก้ว&amp;action=edit&amp;redlink=1">วัดขุมแก้ว</text:a><text:span text:style-name="T3"> </text:span><text:a xlink:type="simple" xlink:href="http://th.wikipedia.org/w/index.php?title=ตำบลบึงสนั่น&amp;action=edit&amp;redlink=1">ตำบลบึงสนั่น</text:a></text:p>
              </text:list-item>
              <text:list-item>
                <text:p text:style-name="P18"><text:a xlink:type="simple" xlink:href="http://th.wikipedia.org/w/index.php?title=วัดสระบัว&amp;action=edit&amp;redlink=1">วัดสระบัว</text:a><text:span text:style-name="T3"> ตำบลบึงสนั่น</text:span></text:p>
              </text:list-item>
              <text:list-item>
                <text:p text:style-name="P18"><text:a xlink:type="simple" xlink:href="http://th.wikipedia.org/w/index.php?title=วัดคลองหนึ่ง&amp;action=edit&amp;redlink=1">วัดคลองหนึ่ง</text:a><text:span text:style-name="T3"> </text:span><text:a xlink:type="simple" xlink:href="http://th.wikipedia.org/w/index.php?title=ตำบลประชาธิปัตย์&amp;action=edit&amp;redlink=1">ตำบลประชาธิปัตย์</text:a></text:p>
              </text:list-item>
              <text:list-item>
                <text:p text:style-name="P18"><text:a xlink:type="simple" xlink:href="http://th.wikipedia.org/w/index.php?title=วัดแสงสรรค์&amp;action=edit&amp;redlink=1">วัดแสงสรรค์</text:a><text:span text:style-name="T3"> ตำบลประชาธิปัตย์</text:span></text:p>
              </text:list-item>
              <text:list-item>
                <text:p text:style-name="P18"><text:a xlink:type="simple" xlink:href="http://th.wikipedia.org/w/index.php?title=วัดนาบุญ&amp;action=edit&amp;redlink=1">วัดนาบุญ</text:a><text:span text:style-name="T3"> </text:span><text:a xlink:type="simple" xlink:href="http://th.wikipedia.org/w/index.php?title=ตำบลรังสิต&amp;action=edit&amp;redlink=1">ตำบลรังสิต</text:a></text:p>
              </text:list-item>
              <text:list-item>
                <text:p text:style-name="P5"><text:a xlink:type="simple" xlink:href="http://th.wikipedia.org/w/index.php?title=วัดอัยยิการาม&amp;action=edit&amp;redlink=1">วัดอัยยิการาม</text:a><text:span text:style-name="T3"> </text:span><text:a xlink:type="simple" xlink:href="http://th.wikipedia.org/w/index.php?title=ตำบลลำผักกูด&amp;action=edit&amp;redlink=1">ตำบลลำผักกูด</text:a></text:p>
              </text:list-item>
            </text:list>
            <text:h text:style-name="Heading_20_3" text:outline-level="3"><text:span text:style-name="T2">[</text:span><text:a xlink:type="simple" xlink:href="http://th.wikipedia.org/w/index.php?title=รายชื่อวัดในจังหวัดปทุมธานี&amp;action=edit&amp;section=10"><text:span text:style-name="T3">แก้</text:span></text:a><text:span text:style-name="T2">] </text:span><text:bookmark text:name=".E0.B8.A7.E0.B8.B1.E0.B8.94.E0.B8.A3.E0.B8.B2.E0.B8.A9.E0.B8.8F.E0.B8.A3.E0.B9.8C.E0.B9.83.E0.B8.99.E0.B8.AD.E0.B8.B3.E0.B9.80.E0.B8.A0.E0.B8.AD.E0.B9.80.E0.B8.A1.E0.B8.B7.E0.B8.AD.E0.B8.87.E0.B8.9B.E0.B8.97.E0.B8.B8.E0.B8.A1.E0.B8.98.E0.B8.B2.E0.B8.99.E0.B8.B5"/><text:span text:style-name="T3">วัดราษฏร์ในอำเภอเมืองปทุมธานี</text:span></text:h>
            <text:h text:style-name="Heading_20_4" text:outline-level="4"><text:span text:style-name="T2">[</text:span><text:a xlink:type="simple" xlink:href="http://th.wikipedia.org/w/index.php?title=รายชื่อวัดในจังหวัดปทุมธานี&amp;action=edit&amp;section=11"><text:span text:style-name="T3">แก้</text:span></text:a><text:span text:style-name="T2">] </text:span><text:bookmark text:name=".E0.B8.A7.E0.B8.B1.E0.B8.94.E0.B8.A3.E0.B8.B2.E0.B8.A9.E0.B8.8F.E0.B8.A3.E0.B9.8C.E0.B8.A1.E0.B8.AB.E0.B8.B2.E0.B8.99.E0.B8.B4.E0.B8.81.E0.B8.B2.E0.B8.A2_3"/><text:span text:style-name="T3">วัดราษฏร์มหานิกาย</text:span></text:h>
            <text:list xml:id="list30699319" text:style-name="L6">
              <text:list-item>
                <text:p text:style-name="P19"><text:a xlink:type="simple" xlink:href="http://th.wikipedia.org/w/index.php?title=วัดเกริน&amp;action=edit&amp;redlink=1">วัดเกริน</text:a><text:span text:style-name="T3"> </text:span><text:a xlink:type="simple" xlink:href="http://th.wikipedia.org/w/index.php?title=ตำบลบางกะดี&amp;action=edit&amp;redlink=1">ตำบลบางกะดี</text:a></text:p>
              </text:list-item>
              <text:list-item>
                <text:p text:style-name="P19"><text:a xlink:type="simple" xlink:href="http://th.wikipedia.org/w/index.php?title=วัดบางกะดี&amp;action=edit&amp;redlink=1">วัดบางกะดี</text:a><text:span text:style-name="T3"> ตำบลบางกะดี</text:span></text:p>
              </text:list-item>
              <text:list-item>
                <text:p text:style-name="P19"><text:a xlink:type="simple" xlink:href="http://th.wikipedia.org/w/index.php?title=วัดบางกุฎีทอง&amp;action=edit&amp;redlink=1">วัดบางกุฎีทอง</text:a><text:span text:style-name="T3"> ตำบลบางกะดี</text:span></text:p>
              </text:list-item>
              <text:list-item>
                <text:p text:style-name="P19"><text:a xlink:type="simple" xlink:href="http://th.wikipedia.org/w/index.php?title=วัดสังลาน&amp;action=edit&amp;redlink=1">วัดสังลาน</text:a><text:span text:style-name="T3"> ตำบลบางกะดี</text:span></text:p>
              </text:list-item>
              <text:list-item>
                <text:p text:style-name="P19"><text:a xlink:type="simple" xlink:href="http://th.wikipedia.org/w/index.php?title=วัดตลาดใต้&amp;action=edit&amp;redlink=1">วัดตลาดใต้</text:a><text:span text:style-name="T3"> </text:span><text:a xlink:type="simple" xlink:href="http://th.wikipedia.org/w/index.php?title=ตำบลบางขะแยง&amp;action=edit&amp;redlink=1">ตำบลบางขะแยง</text:a></text:p>
              </text:list-item>
              <text:list-item>
                <text:p text:style-name="P19"><text:a xlink:type="simple" xlink:href="http://th.wikipedia.org/w/index.php?title=วัดตลาดเหนือ&amp;action=edit&amp;redlink=1">วัดตลาดเหนือ</text:a><text:span text:style-name="T3"> ตำบลบางขะแยง</text:span></text:p>
              </text:list-item>
              <text:list-item>
                <text:p text:style-name="P19"><text:a xlink:type="simple" xlink:href="http://th.wikipedia.org/w/index.php?title=วัดบางนางบุญ&amp;action=edit&amp;redlink=1">วัดบางนางบุญ</text:a><text:span text:style-name="T3"> ตำบลบางขะแยง</text:span></text:p>
              </text:list-item>
              <text:list-item>
                <text:p text:style-name="P19"><text:a xlink:type="simple" xlink:href="http://th.wikipedia.org/w/index.php?title=วัดป่ากลางทุ่ง&amp;action=edit&amp;redlink=1">วัดป่ากลางทุ่ง</text:a><text:span text:style-name="T3"> ตำบลบางขะแยง</text:span></text:p>
              </text:list-item>
              <text:list-item>
                <text:p text:style-name="P19"><text:a xlink:type="simple" xlink:href="http://th.wikipedia.org/w/index.php?title=วัดเกาะเกรียง&amp;action=edit&amp;redlink=1">วัดเกาะเกรียง</text:a><text:span text:style-name="T3"> </text:span><text:a xlink:type="simple" xlink:href="http://th.wikipedia.org/w/index.php?title=ตำบลบางคูวัด&amp;action=edit&amp;redlink=1">ตำบลบางคูวัด</text:a></text:p>
              </text:list-item>
              <text:list-item>
                <text:p text:style-name="P19"><text:a xlink:type="simple" xlink:href="http://th.wikipedia.org/w/index.php?title=วัดบางคูวัดกลาง&amp;action=edit&amp;redlink=1">วัดบางคูวัดกลาง</text:a><text:span text:style-name="T3"> ตำบลบางคูวัด</text:span></text:p>
              </text:list-item>
              <text:list-item>
                <text:p text:style-name="P19"><text:a xlink:type="simple" xlink:href="http://th.wikipedia.org/w/index.php?title=วัดบางคูวัดนอก&amp;action=edit&amp;redlink=1">วัดบางคูวัดนอก</text:a><text:span text:style-name="T3"> ตำบลบางคูวัด</text:span></text:p>
              </text:list-item>
              <text:list-item>
                <text:p text:style-name="P19"><text:a xlink:type="simple" xlink:href="http://th.wikipedia.org/w/index.php?title=วัดบางคูวัดใน&amp;action=edit&amp;redlink=1">วัดบางคูวัดใน</text:a><text:span text:style-name="T3"> ตำบลบางคูวัด</text:span></text:p>
              </text:list-item>
              <text:list-item>
                <text:p text:style-name="P19"><text:soft-page-break/><text:a xlink:type="simple" xlink:href="http://th.wikipedia.org/w/index.php?title=วัดบางตะไนย์&amp;action=edit&amp;redlink=1">วัดบางตะไนย์</text:a><text:span text:style-name="T3"> ตำบลบางคูวัด</text:span></text:p>
              </text:list-item>
              <text:list-item>
                <text:p text:style-name="P19"><text:a xlink:type="simple" xlink:href="http://th.wikipedia.org/wiki/วัดน้ำวน">วัดน้ำวน</text:a><text:span text:style-name="T3"> </text:span><text:a xlink:type="simple" xlink:href="http://th.wikipedia.org/w/index.php?title=ตำบลบางเดื่อ&amp;action=edit&amp;redlink=1">ตำบลบางเดื่อ</text:a></text:p>
              </text:list-item>
              <text:list-item>
                <text:p text:style-name="P19"><text:a xlink:type="simple" xlink:href="http://th.wikipedia.org/w/index.php?title=วัดบางเดื่อ&amp;action=edit&amp;redlink=1">วัดบางเดื่อ</text:a><text:span text:style-name="T3"> ตำบลบางเดื่อ</text:span></text:p>
              </text:list-item>
              <text:list-item>
                <text:p text:style-name="P19"><text:a xlink:type="simple" xlink:href="http://th.wikipedia.org/w/index.php?title=วัดไพร่ฟ้า&amp;action=edit&amp;redlink=1">วัดไพร่ฟ้า</text:a><text:span text:style-name="T3"> ตำบลบางเดื่อ</text:span></text:p>
              </text:list-item>
              <text:list-item>
                <text:p text:style-name="P19"><text:a xlink:type="simple" xlink:href="http://th.wikipedia.org/w/index.php?title=วัดหนองปรง&amp;action=edit&amp;redlink=1">วัดหนองปรง</text:a><text:span text:style-name="T3"> ตำบลบางเดื่อ</text:span></text:p>
              </text:list-item>
              <text:list-item>
                <text:p text:style-name="P19"><text:a xlink:type="simple" xlink:href="http://th.wikipedia.org/w/index.php?title=วัดฉาง&amp;action=edit&amp;redlink=1">วัดฉาง</text:a><text:span text:style-name="T3"> </text:span><text:a xlink:type="simple" xlink:href="http://th.wikipedia.org/w/index.php?title=ตำบลบางปรอก&amp;action=edit&amp;redlink=1">ตำบลบางปรอก</text:a></text:p>
              </text:list-item>
              <text:list-item>
                <text:p text:style-name="P19"><text:a xlink:type="simple" xlink:href="http://th.wikipedia.org/w/index.php?title=วัดบางโพธิ์ใน&amp;action=edit&amp;redlink=1">วัดบางโพธิ์ใน</text:a><text:span text:style-name="T3"> ตำบลบางปรอก</text:span></text:p>
              </text:list-item>
              <text:list-item>
                <text:p text:style-name="P19"><text:a xlink:type="simple" xlink:href="http://th.wikipedia.org/w/index.php?title=วัดโสภาราม&amp;action=edit&amp;redlink=1">วัดโสภาราม</text:a><text:span text:style-name="T3"> ตำบลบางปรอก</text:span></text:p>
              </text:list-item>
              <text:list-item>
                <text:p text:style-name="P19"><text:a xlink:type="simple" xlink:href="http://th.wikipedia.org/w/index.php?title=วัดหงษ์ปทุมาวาส&amp;action=edit&amp;redlink=1">วัดหงษ์ปทุมาวาส</text:a><text:span text:style-name="T3"> ตำบลบางปรอก</text:span></text:p>
              </text:list-item>
              <text:list-item>
                <text:p text:style-name="P19"><text:a xlink:type="simple" xlink:href="http://th.wikipedia.org/wiki/วัดดาวเรือง">วัดดาวเรือง</text:a><text:span text:style-name="T3"> </text:span><text:a xlink:type="simple" xlink:href="http://th.wikipedia.org/wiki/ตำบลบางพูด">ตำบลบางพูด</text:a></text:p>
              </text:list-item>
              <text:list-item>
                <text:p text:style-name="P19"><text:a xlink:type="simple" xlink:href="http://th.wikipedia.org/w/index.php?title=วัดเวฬุวัน&amp;action=edit&amp;redlink=1">วัดเวฬุวัน</text:a><text:span text:style-name="T3"> ตำบลบางพูด</text:span></text:p>
              </text:list-item>
              <text:list-item>
                <text:p text:style-name="P19"><text:a xlink:type="simple" xlink:href="http://th.wikipedia.org/w/index.php?title=วัดบางพูน&amp;action=edit&amp;redlink=1">วัดบางพูน</text:a><text:span text:style-name="T3"> </text:span><text:a xlink:type="simple" xlink:href="http://th.wikipedia.org/w/index.php?title=ตำบลบางพูน&amp;action=edit&amp;redlink=1">ตำบลบางพูน</text:a></text:p>
              </text:list-item>
              <text:list-item>
                <text:p text:style-name="P19"><text:a xlink:type="simple" xlink:href="http://th.wikipedia.org/w/index.php?title=วัดบุญชื่นชู&amp;action=edit&amp;redlink=1">วัดบุญชื่นชู</text:a><text:span text:style-name="T3"> ตำบลบางพูน</text:span></text:p>
              </text:list-item>
              <text:list-item>
                <text:p text:style-name="P19"><text:a xlink:type="simple" xlink:href="http://th.wikipedia.org/w/index.php?title=วัดเปรมประชา&amp;action=edit&amp;redlink=1">วัดเปรมประชา</text:a><text:span text:style-name="T3"> ตำบลบางพูน</text:span></text:p>
              </text:list-item>
              <text:list-item>
                <text:p text:style-name="P19"><text:a xlink:type="simple" xlink:href="http://th.wikipedia.org/w/index.php?title=วัดบางหลวง&amp;action=edit&amp;redlink=1">วัดบางหลวง</text:a><text:span text:style-name="T3"> </text:span><text:a xlink:type="simple" xlink:href="http://th.wikipedia.org/w/index.php?title=ตำบลบางหลวง&amp;action=edit&amp;redlink=1">ตำบลบางหลวง</text:a></text:p>
              </text:list-item>
              <text:list-item>
                <text:p text:style-name="P19"><text:a xlink:type="simple" xlink:href="http://th.wikipedia.org/w/index.php?title=วัดราษฎร์ศรัทธาทำ&amp;action=edit&amp;redlink=1">วัดราษฎร์ศรัทธาทำ</text:a><text:span text:style-name="T3"> ตำบลบางหลวง</text:span></text:p>
              </text:list-item>
              <text:list-item>
                <text:p text:style-name="P19"><text:a xlink:type="simple" xlink:href="http://th.wikipedia.org/w/index.php?title=วัดโพธิ์เลื่อน&amp;action=edit&amp;redlink=1">วัดโพธิ์เลื่อน</text:a><text:span text:style-name="T3"> </text:span><text:a xlink:type="simple" xlink:href="http://th.wikipedia.org/w/index.php?title=ตำบลบ้านกระแชง&amp;action=edit&amp;redlink=1">ตำบลบ้านกระแชง</text:a></text:p>
              </text:list-item>
              <text:list-item>
                <text:p text:style-name="P19"><text:a xlink:type="simple" xlink:href="http://th.wikipedia.org/wiki/วัดโบสถ์">วัดโบสถ์</text:a><text:span text:style-name="T3"> </text:span><text:a xlink:type="simple" xlink:href="http://th.wikipedia.org/wiki/ตำบลบ้านกลาง">ตำบลบ้านกลาง</text:a></text:p>
              </text:list-item>
              <text:list-item>
                <text:p text:style-name="P19"><text:a xlink:type="simple" xlink:href="http://th.wikipedia.org/w/index.php?title=วัดมะขาม&amp;action=edit&amp;redlink=1">วัดมะขาม</text:a><text:span text:style-name="T3"> ตำบลบ้านกลาง</text:span></text:p>
              </text:list-item>
              <text:list-item>
                <text:p text:style-name="P19"><text:a xlink:type="simple" xlink:href="http://th.wikipedia.org/w/index.php?title=วัดศาลเจ้า&amp;action=edit&amp;redlink=1">วัดศาลเจ้า</text:a><text:span text:style-name="T3"> ตำบลบ้านกลาง</text:span></text:p>
              </text:list-item>
              <text:list-item>
                <text:p text:style-name="P19"><text:a xlink:type="simple" xlink:href="http://th.wikipedia.org/w/index.php?title=วัดดาวดึงษ์&amp;action=edit&amp;redlink=1">วัดดาวดึงษ์</text:a><text:span text:style-name="T3"> </text:span><text:a xlink:type="simple" xlink:href="http://th.wikipedia.org/wiki/ตำบลบ้านใหม่">ตำบลบ้านใหม่</text:a></text:p>
              </text:list-item>
              <text:list-item>
                <text:p text:style-name="P19"><text:a xlink:type="simple" xlink:href="http://th.wikipedia.org/w/index.php?title=วัดเทียนถวาย&amp;action=edit&amp;redlink=1">วัดเทียนถวาย</text:a><text:span text:style-name="T3"> ตำบลบ้านใหม่</text:span></text:p>
              </text:list-item>
              <text:list-item>
                <text:p text:style-name="P19"><text:a xlink:type="simple" xlink:href="http://th.wikipedia.org/w/index.php?title=วัดบุญบางสิงห์&amp;action=edit&amp;redlink=1">วัดบุญบางสิงห์</text:a><text:span text:style-name="T3"> </text:span><text:a xlink:type="simple" xlink:href="http://th.wikipedia.org/w/index.php?title=ตำบลสวนพริกไทย&amp;action=edit&amp;redlink=1">ตำบลสวนพริกไทย</text:a></text:p>
              </text:list-item>
              <text:list-item>
                <text:p text:style-name="P19"><text:a xlink:type="simple" xlink:href="http://th.wikipedia.org/wiki/วัดเสด็จ">วัดเสด็จ</text:a><text:span text:style-name="T3"> ตำบลสวนพริกไทย</text:span></text:p>
              </text:list-item>
              <text:list-item>
                <text:p text:style-name="P19"><text:a xlink:type="simple" xlink:href="http://th.wikipedia.org/w/index.php?title=วัดนาวง&amp;action=edit&amp;redlink=1">วัดนาวง</text:a><text:span text:style-name="T3"> </text:span><text:a xlink:type="simple" xlink:href="http://th.wikipedia.org/w/index.php?title=ตำบลหลักหก&amp;action=edit&amp;redlink=1">ตำบลหลักหก</text:a></text:p>
              </text:list-item>
              <text:list-item>
                <text:p text:style-name="P6"><text:a xlink:type="simple" xlink:href="http://th.wikipedia.org/w/index.php?title=วัดรังสิต&amp;action=edit&amp;redlink=1">วัดรังสิต</text:a><text:span text:style-name="T3"> ตำบลหลักหก</text:span></text:p>
              </text:list-item>
            </text:list>
            <text:h text:style-name="Heading_20_4" text:outline-level="4"><text:span text:style-name="T2">[</text:span><text:a xlink:type="simple" xlink:href="http://th.wikipedia.org/w/index.php?title=รายชื่อวัดในจังหวัดปทุมธานี&amp;action=edit&amp;section=12"><text:span text:style-name="T3">แก้</text:span></text:a><text:span text:style-name="T2">] </text:span><text:bookmark text:name=".E0.B8.A7.E0.B8.B1.E0.B8.94.E0.B8.A3.E0.B8.B2.E0.B8.A9.E0.B8.8F.E0.B8.A3.E0.B9.8C.E0.B8.98.E0.B8.A3.E0.B8.A3.E0.B8.A1.E0.B8.A2.E0.B8.B8.E0.B8.95.E0.B8.B4.E0.B8.81.E0.B8.99.E0.B8.B4.E0.B8.81.E0.B8.B2.E0.B8.A2_2"/><text:span text:style-name="T3">วัดราษฏร์ธรรมยุติกนิกาย</text:span></text:h>
            <text:list xml:id="list30709131" text:style-name="L7">
              <text:list-item>
                <text:p text:style-name="P20"><text:a xlink:type="simple" xlink:href="http://th.wikipedia.org/w/index.php?title=วัดโคก&amp;action=edit&amp;redlink=1">วัดโคก</text:a><text:span text:style-name="T3"> </text:span><text:a xlink:type="simple" xlink:href="http://th.wikipedia.org/w/index.php?title=ตำบลบางปรอก&amp;action=edit&amp;redlink=1">ตำบลบางปรอก</text:a></text:p>
              </text:list-item>
              <text:list-item>
                <text:p text:style-name="P7"><text:a xlink:type="simple" xlink:href="http://th.wikipedia.org/w/index.php?title=วัดสำแล&amp;action=edit&amp;redlink=1">วัดสำแล</text:a><text:span text:style-name="T3"> </text:span><text:a xlink:type="simple" xlink:href="http://th.wikipedia.org/w/index.php?title=ตำบลบ้านกระแชง&amp;action=edit&amp;redlink=1">ตำบลบ้านกระแชง</text:a></text:p>
              </text:list-item>
            </text:list>
            <text:h text:style-name="Heading_20_3" text:outline-level="3"><text:soft-page-break/><text:span text:style-name="T2">[</text:span><text:a xlink:type="simple" xlink:href="http://th.wikipedia.org/w/index.php?title=รายชื่อวัดในจังหวัดปทุมธานี&amp;action=edit&amp;section=13"><text:span text:style-name="T3">แก้</text:span></text:a><text:span text:style-name="T2">] </text:span><text:bookmark text:name=".E0.B8.A7.E0.B8.B1.E0.B8.94.E0.B8.A3.E0.B8.B2.E0.B8.A9.E0.B8.8F.E0.B8.A3.E0.B9.8C.E0.B9.83.E0.B8.99.E0.B8.AD.E0.B8.B3.E0.B9.80.E0.B8.A0.E0.B8.AD.E0.B8.A5.E0.B8.B2.E0.B8.94.E0.B8.AB.E0.B8.A5.E0.B8.B8.E0.B8.A1.E0.B9.81.E0.B8.81.E0.B9.89.E0.B8.A7"/><text:span text:style-name="T3">วัดราษฏร์ในอำเภอลาดหลุมแก้ว</text:span></text:h>
            <text:h text:style-name="Heading_20_4" text:outline-level="4"><text:span text:style-name="T2">[</text:span><text:a xlink:type="simple" xlink:href="http://th.wikipedia.org/w/index.php?title=รายชื่อวัดในจังหวัดปทุมธานี&amp;action=edit&amp;section=14"><text:span text:style-name="T3">แก้</text:span></text:a><text:span text:style-name="T2">] </text:span><text:bookmark text:name=".E0.B8.A7.E0.B8.B1.E0.B8.94.E0.B8.A3.E0.B8.B2.E0.B8.A9.E0.B8.8F.E0.B8.A3.E0.B9.8C.E0.B8.A1.E0.B8.AB.E0.B8.B2.E0.B8.99.E0.B8.B4.E0.B8.81.E0.B8.B2.E0.B8.A2_4"/><text:span text:style-name="T3">วัดราษฏร์มหานิกาย</text:span></text:h>
            <text:list xml:id="list30722687" text:style-name="L8">
              <text:list-item>
                <text:p text:style-name="P21"><text:a xlink:type="simple" xlink:href="http://th.wikipedia.org/w/index.php?title=วัดทองสะอาด&amp;action=edit&amp;redlink=1">วัดทองสะอาด</text:a><text:span text:style-name="T3"> </text:span><text:a xlink:type="simple" xlink:href="http://th.wikipedia.org/w/index.php?title=ตำบลคลองพระอุดม&amp;action=edit&amp;redlink=1">ตำบลคลองพระอุดม</text:a></text:p>
              </text:list-item>
              <text:list-item>
                <text:p text:style-name="P21"><text:a xlink:type="simple" xlink:href="http://th.wikipedia.org/w/index.php?title=วัดบ่อทอง&amp;action=edit&amp;redlink=1">วัดบ่อทอง</text:a><text:span text:style-name="T3"> </text:span><text:a xlink:type="simple" xlink:href="http://th.wikipedia.org/w/index.php?title=ตำบลคูขวาง&amp;action=edit&amp;redlink=1">ตำบลคูขวาง</text:a></text:p>
              </text:list-item>
              <text:list-item>
                <text:p text:style-name="P21"><text:a xlink:type="simple" xlink:href="http://th.wikipedia.org/w/index.php?title=วัดคูบางหลวงอนุกิจวิธูร&amp;action=edit&amp;redlink=1">วัดคูบางหลวงอนุกิจวิธูร</text:a><text:span text:style-name="T3"> </text:span><text:a xlink:type="simple" xlink:href="http://th.wikipedia.org/w/index.php?title=ตำบลคูบางหลวง&amp;action=edit&amp;redlink=1">ตำบลคูบางหลวง</text:a></text:p>
              </text:list-item>
              <text:list-item>
                <text:p text:style-name="P21"><text:a xlink:type="simple" xlink:href="http://th.wikipedia.org/w/index.php?title=วัดจันทาราม&amp;action=edit&amp;redlink=1">วัดจันทาราม</text:a><text:span text:style-name="T3"> ตำบลคูบางหลวง</text:span></text:p>
              </text:list-item>
              <text:list-item>
                <text:p text:style-name="P21"><text:a xlink:type="simple" xlink:href="http://th.wikipedia.org/w/index.php?title=วัดเจดีย์หอย&amp;action=edit&amp;redlink=1">วัดเจดีย์หอย</text:a><text:span text:style-name="T3"> </text:span><text:a xlink:type="simple" xlink:href="http://th.wikipedia.org/w/index.php?title=ตำบลบ่อเงิน&amp;action=edit&amp;redlink=1">ตำบลบ่อเงิน</text:a></text:p>
              </text:list-item>
              <text:list-item>
                <text:p text:style-name="P21"><text:a xlink:type="simple" xlink:href="http://th.wikipedia.org/w/index.php?title=วัดบ่อเงิน&amp;action=edit&amp;redlink=1">วัดบ่อเงิน</text:a><text:span text:style-name="T3"> ตำบลบ่อเงิน</text:span></text:p>
              </text:list-item>
              <text:list-item>
                <text:p text:style-name="P21"><text:a xlink:type="simple" xlink:href="http://th.wikipedia.org/w/index.php?title=วัดลำมหาเมฆ&amp;action=edit&amp;redlink=1">วัดลำมหาเมฆ</text:a><text:span text:style-name="T3"> ตำบลบ่อเงิน</text:span></text:p>
              </text:list-item>
              <text:list-item>
                <text:p text:style-name="P21"><text:a xlink:type="simple" xlink:href="http://th.wikipedia.org/w/index.php?title=วัดบัวแก้วเกษร&amp;action=edit&amp;redlink=1">วัดบัวแก้วเกษร</text:a><text:span text:style-name="T3"> </text:span><text:a xlink:type="simple" xlink:href="http://th.wikipedia.org/w/index.php?title=ตำบลระแหง&amp;action=edit&amp;redlink=1">ตำบลระแหง</text:a></text:p>
              </text:list-item>
              <text:list-item>
                <text:p text:style-name="P21"><text:a xlink:type="simple" xlink:href="http://th.wikipedia.org/w/index.php?title=วัดบัวสุวรรณประดิษฐ์&amp;action=edit&amp;redlink=1">วัดบัวสุวรรณประดิษฐ์</text:a><text:span text:style-name="T3"> ตำบลระแหง</text:span></text:p>
              </text:list-item>
              <text:list-item>
                <text:p text:style-name="P21"><text:a xlink:type="simple" xlink:href="http://th.wikipedia.org/w/index.php?title=วัดบัวขวัญ&amp;action=edit&amp;redlink=1">วัดบัวขวัญ</text:a><text:span text:style-name="T3"> </text:span><text:a xlink:type="simple" xlink:href="http://th.wikipedia.org/w/index.php?title=ตำบลลาดหลุมแก้ว&amp;action=edit&amp;redlink=1">ตำบลลาดหลุมแก้ว</text:a></text:p>
              </text:list-item>
              <text:list-item>
                <text:p text:style-name="P21"><text:a xlink:type="simple" xlink:href="http://th.wikipedia.org/w/index.php?title=วัดลาดหลุมแก้ว&amp;action=edit&amp;redlink=1">วัดลาดหลุมแก้ว</text:a><text:span text:style-name="T3"> ตำบลลาดหลุมแก้ว</text:span></text:p>
              </text:list-item>
              <text:list-item>
                <text:p text:style-name="P21"><text:a xlink:type="simple" xlink:href="http://th.wikipedia.org/w/index.php?title=วัดสุทธาวาส&amp;action=edit&amp;redlink=1">วัดสุทธาวาส</text:a><text:span text:style-name="T3"> ตำบลลาดหลุมแก้ว</text:span></text:p>
              </text:list-item>
              <text:list-item>
                <text:p text:style-name="P21"><text:a xlink:type="simple" xlink:href="http://th.wikipedia.org/w/index.php?title=วัดป่าไขแสงธรรมาราม&amp;action=edit&amp;redlink=1">วัดป่าไขแสงธรรมาราม</text:a><text:span text:style-name="T3"> </text:span><text:a xlink:type="simple" xlink:href="http://th.wikipedia.org/w/index.php?title=ตำบลหน้าไม้&amp;action=edit&amp;redlink=1">ตำบลหน้าไม้</text:a></text:p>
              </text:list-item>
              <text:list-item>
                <text:p text:style-name="P8"><text:a xlink:type="simple" xlink:href="http://th.wikipedia.org/w/index.php?title=วัดหน้าไม้&amp;action=edit&amp;redlink=1">วัดหน้าไม้</text:a><text:span text:style-name="T3"> ตำบลหน้าไม้</text:span></text:p>
              </text:list-item>
            </text:list>
            <text:h text:style-name="Heading_20_4" text:outline-level="4"><text:span text:style-name="T2">[</text:span><text:a xlink:type="simple" xlink:href="http://th.wikipedia.org/w/index.php?title=รายชื่อวัดในจังหวัดปทุมธานี&amp;action=edit&amp;section=15"><text:span text:style-name="T3">แก้</text:span></text:a><text:span text:style-name="T2">] </text:span><text:bookmark text:name=".E0.B8.A7.E0.B8.B1.E0.B8.94.E0.B8.A3.E0.B8.B2.E0.B8.A9.E0.B8.8F.E0.B8.A3.E0.B9.8C.E0.B8.98.E0.B8.A3.E0.B8.A3.E0.B8.A1.E0.B8.A2.E0.B8.B8.E0.B8.95.E0.B8.B4.E0.B8.81.E0.B8.99.E0.B8.B4.E0.B8.81.E0.B8.B2.E0.B8.A2_3"/><text:span text:style-name="T3">วัดราษฏร์ธรรมยุติกนิกาย</text:span></text:h>
            <text:list xml:id="list30711766" text:style-name="L9">
              <text:list-item>
                <text:p text:style-name="P22"><text:a xlink:type="simple" xlink:href="http://th.wikipedia.org/w/index.php?title=วัดสุวรรณจินดาราม&amp;action=edit&amp;redlink=1">วัดสุวรรณจินดาราม</text:a><text:span text:style-name="T3"> </text:span><text:a xlink:type="simple" xlink:href="http://th.wikipedia.org/w/index.php?title=ตำบลคูบางหลวง&amp;action=edit&amp;redlink=1">ตำบลคูบางหลวง</text:a></text:p>
              </text:list-item>
              <text:list-item>
                <text:p text:style-name="P9"><text:a xlink:type="simple" xlink:href="http://th.wikipedia.org/wiki/วัดเนกขัมมาราม">วัดเนกขัมมาราม</text:a><text:span text:style-name="T3"> </text:span><text:a xlink:type="simple" xlink:href="http://th.wikipedia.org/w/index.php?title=ตำบลหน้าไม้&amp;action=edit&amp;redlink=1">ตำบลหน้าไม้</text:a></text:p>
              </text:list-item>
            </text:list>
            <text:h text:style-name="Heading_20_3" text:outline-level="3"><text:span text:style-name="T2">[</text:span><text:a xlink:type="simple" xlink:href="http://th.wikipedia.org/w/index.php?title=รายชื่อวัดในจังหวัดปทุมธานี&amp;action=edit&amp;section=16"><text:span text:style-name="T3">แก้</text:span></text:a><text:span text:style-name="T2">] </text:span><text:bookmark text:name=".E0.B8.A7.E0.B8.B1.E0.B8.94.E0.B8.A3.E0.B8.B2.E0.B8.A9.E0.B8.8F.E0.B8.A3.E0.B9.8C.E0.B9.83.E0.B8.99.E0.B8.AD.E0.B8.B3.E0.B9.80.E0.B8.A0.E0.B8.AD.E0.B8.A5.E0.B8.B3.E0.B8.A5.E0.B8.B9.E0.B8.81.E0.B8.81.E0.B8.B2"/><text:span text:style-name="T3">วัดราษฏร์ในอำเภอลำลูกกา</text:span></text:h>
            <text:h text:style-name="Heading_20_4" text:outline-level="4"><text:span text:style-name="T2">[</text:span><text:a xlink:type="simple" xlink:href="http://th.wikipedia.org/w/index.php?title=รายชื่อวัดในจังหวัดปทุมธานี&amp;action=edit&amp;section=17"><text:span text:style-name="T3">แก้</text:span></text:a><text:span text:style-name="T2">] </text:span><text:bookmark text:name=".E0.B8.A7.E0.B8.B1.E0.B8.94.E0.B8.A3.E0.B8.B2.E0.B8.A9.E0.B8.8F.E0.B8.A3.E0.B9.8C.E0.B8.A1.E0.B8.AB.E0.B8.B2.E0.B8.99.E0.B8.B4.E0.B8.81.E0.B8.B2.E0.B8.A2_5"/><text:span text:style-name="T3">วัดราษฏร์มหานิกาย</text:span></text:h>
            <text:list xml:id="list30719857" text:style-name="L10">
              <text:list-item>
                <text:p text:style-name="P23"><text:a xlink:type="simple" xlink:href="http://th.wikipedia.org/w/index.php?title=วัดซอยสามัคคี&amp;action=edit&amp;redlink=1">วัดซอยสามัคคี</text:a><text:span text:style-name="T3"> </text:span><text:a xlink:type="simple" xlink:href="http://th.wikipedia.org/w/index.php?title=ตำบลคูคต&amp;action=edit&amp;redlink=1">ตำบลคูคต</text:a></text:p>
              </text:list-item>
              <text:list-item>
                <text:p text:style-name="P23"><text:a xlink:type="simple" xlink:href="http://th.wikipedia.org/w/index.php?title=วัดประยูรธรรมาราม&amp;action=edit&amp;redlink=1">วัดประยูรธรรมาราม</text:a><text:span text:style-name="T3"> ตำบลคูคต</text:span></text:p>
              </text:list-item>
              <text:list-item>
                <text:p text:style-name="P23"><text:a xlink:type="simple" xlink:href="http://th.wikipedia.org/w/index.php?title=วัดโพสพผลเจริญ&amp;action=edit&amp;redlink=1">วัดโพสพผลเจริญ</text:a><text:span text:style-name="T3"> ตำบลคูคต</text:span></text:p>
              </text:list-item>
              <text:list-item>
                <text:p text:style-name="P23"><text:a xlink:type="simple" xlink:href="http://th.wikipedia.org/w/index.php?title=วัดฟ้าคราม&amp;action=edit&amp;redlink=1">วัดฟ้าคราม</text:a><text:span text:style-name="T3"> ตำบลคูคต</text:span></text:p>
              </text:list-item>
              <text:list-item>
                <text:p text:style-name="P23"><text:a xlink:type="simple" xlink:href="http://th.wikipedia.org/w/index.php?title=วัดลาดสนุ่น&amp;action=edit&amp;redlink=1">วัดลาดสนุ่น</text:a><text:span text:style-name="T3"> ตำบลคูคต</text:span></text:p>
              </text:list-item>
              <text:list-item>
                <text:p text:style-name="P23"><text:a xlink:type="simple" xlink:href="http://th.wikipedia.org/w/index.php?title=วัดสายไหม&amp;action=edit&amp;redlink=1">วัดสายไหม</text:a><text:span text:style-name="T3"> ตำบลคูคต</text:span></text:p>
              </text:list-item>
              <text:list-item>
                <text:p text:style-name="P23"><text:a xlink:type="simple" xlink:href="http://th.wikipedia.org/w/index.php?title=วัดโสภณาราม&amp;action=edit&amp;redlink=1">วัดโสภณาราม</text:a><text:span text:style-name="T3"> </text:span><text:a xlink:type="simple" xlink:href="http://th.wikipedia.org/w/index.php?title=ตำบลบึงคอไห&amp;action=edit&amp;redlink=1">ตำบลบึงคอไห</text:a></text:p>
              </text:list-item>
              <text:list-item>
                <text:p text:style-name="P23"><text:a xlink:type="simple" xlink:href="http://th.wikipedia.org/w/index.php?title=วัดเกตุประภา&amp;action=edit&amp;redlink=1">วัดเกตุประภา</text:a><text:span text:style-name="T3"> </text:span><text:a xlink:type="simple" xlink:href="http://th.wikipedia.org/w/index.php?title=ตำบลบึงคำพร้อย&amp;action=edit&amp;redlink=1">ตำบลบึงคำพร้อย</text:a></text:p>
              </text:list-item>
              <text:list-item>
                <text:p text:style-name="P23"><text:a xlink:type="simple" xlink:href="http://th.wikipedia.org/w/index.php?title=วัดแจ้งลำหิน&amp;action=edit&amp;redlink=1">วัดแจ้งลำหิน</text:a><text:span text:style-name="T3"> ตำบลบึงคำพร้อย</text:span></text:p>
              </text:list-item>
              <text:list-item>
                <text:p text:style-name="P23"><text:soft-page-break/><text:a xlink:type="simple" xlink:href="http://th.wikipedia.org/w/index.php?title=วัดนังคัลจันตรี&amp;action=edit&amp;redlink=1">วัดนังคัลจันตรี</text:a><text:span text:style-name="T3"> ตำบลบึงคำพร้อย</text:span></text:p>
              </text:list-item>
              <text:list-item>
                <text:p text:style-name="P23"><text:a xlink:type="simple" xlink:href="http://th.wikipedia.org/wiki/วัดประชุมราษฎร์">วัดประชุมราษฎร์</text:a><text:span text:style-name="T3"> ตำบลบึงคำพร้อย</text:span></text:p>
              </text:list-item>
              <text:list-item>
                <text:p text:style-name="P23"><text:a xlink:type="simple" xlink:href="http://th.wikipedia.org/w/index.php?title=วัดราษฎร์ศรัทธาราม&amp;action=edit&amp;redlink=1">วัดราษฎร์ศรัทธาราม</text:a><text:span text:style-name="T3"> ตำบลบึงคำพร้อย</text:span></text:p>
              </text:list-item>
              <text:list-item>
                <text:p text:style-name="P23"><text:a xlink:type="simple" xlink:href="http://th.wikipedia.org/w/index.php?title=วัดใหม่คลองเจ็ด&amp;action=edit&amp;redlink=1">วัดใหม่คลองเจ็ด</text:a><text:span text:style-name="T3"> ตำบลบึงคำพร้อย</text:span></text:p>
              </text:list-item>
              <text:list-item>
                <text:p text:style-name="P23"><text:a xlink:type="simple" xlink:href="http://th.wikipedia.org/w/index.php?title=วัดทศทิศาราม&amp;action=edit&amp;redlink=1">วัดทศทิศาราม</text:a><text:span text:style-name="T3"> </text:span><text:a xlink:type="simple" xlink:href="http://th.wikipedia.org/w/index.php?title=ตำบลบึงทองหลาง&amp;action=edit&amp;redlink=1">ตำบลบึงทองหลาง</text:a></text:p>
              </text:list-item>
              <text:list-item>
                <text:p text:style-name="P23"><text:a xlink:type="simple" xlink:href="http://th.wikipedia.org/w/index.php?title=วัดทำเลทอง&amp;action=edit&amp;redlink=1">วัดทำเลทอง</text:a><text:span text:style-name="T3"> ตำบลบึงทองหลาง</text:span></text:p>
              </text:list-item>
              <text:list-item>
                <text:p text:style-name="P23"><text:a xlink:type="simple" xlink:href="http://th.wikipedia.org/w/index.php?title=วัดนาป่าพง&amp;action=edit&amp;redlink=1">วัดนาป่าพง</text:a><text:span text:style-name="T3"> ตำบลบึงทองหลาง</text:span></text:p>
              </text:list-item>
              <text:list-item>
                <text:p text:style-name="P23"><text:a xlink:type="simple" xlink:href="http://th.wikipedia.org/w/index.php?title=วัดพิรุณศาสตร์&amp;action=edit&amp;redlink=1">วัดพิรุณศาสตร์</text:a><text:span text:style-name="T3"> ตำบลบึงทองหลาง</text:span></text:p>
              </text:list-item>
              <text:list-item>
                <text:p text:style-name="P23"><text:a xlink:type="simple" xlink:href="http://th.wikipedia.org/w/index.php?title=วัดสุวรรณบำรุงราชวราราม&amp;action=edit&amp;redlink=1">วัดสุวรรณบำรุงราชวราราม</text:a><text:span text:style-name="T3"> ตำบลบึงทองหลาง</text:span></text:p>
              </text:list-item>
              <text:list-item>
                <text:p text:style-name="P23"><text:a xlink:type="simple" xlink:href="http://th.wikipedia.org/w/index.php?title=วัดอดิศร&amp;action=edit&amp;redlink=1">วัดอดิศร</text:a><text:span text:style-name="T3"> ตำบลบึงทองหลาง</text:span></text:p>
              </text:list-item>
              <text:list-item>
                <text:p text:style-name="P23"><text:a xlink:type="simple" xlink:href="http://th.wikipedia.org/w/index.php?title=วัดนิเทศราษฎร์ประดิษฐ์&amp;action=edit&amp;redlink=1">วัดนิเทศราษฎร์ประดิษฐ์</text:a><text:span text:style-name="T3"> </text:span><text:a xlink:type="simple" xlink:href="http://th.wikipedia.org/w/index.php?title=ตำบลพืชอุดม&amp;action=edit&amp;redlink=1">ตำบลพืชอุดม</text:a></text:p>
              </text:list-item>
              <text:list-item>
                <text:p text:style-name="P23"><text:a xlink:type="simple" xlink:href="http://th.wikipedia.org/wiki/วัดกลางคลองสี่">วัดกลางคลองสี่</text:a><text:span text:style-name="T3"> </text:span><text:a xlink:type="simple" xlink:href="http://th.wikipedia.org/w/index.php?title=ตำบลลาดสวาย&amp;action=edit&amp;redlink=1">ตำบลลาดสวาย</text:a></text:p>
              </text:list-item>
              <text:list-item>
                <text:p text:style-name="P23"><text:a xlink:type="simple" xlink:href="http://th.wikipedia.org/w/index.php?title=วัดคลองชัน&amp;action=edit&amp;redlink=1">วัดคลองชัน</text:a><text:span text:style-name="T3"> ตำบลลาดสวาย</text:span></text:p>
              </text:list-item>
              <text:list-item>
                <text:p text:style-name="P23"><text:a xlink:type="simple" xlink:href="http://th.wikipedia.org/w/index.php?title=วัดชัยมังคลาราม&amp;action=edit&amp;redlink=1">วัดชัยมังคลาราม</text:a><text:span text:style-name="T3"> </text:span><text:a xlink:type="simple" xlink:href="http://th.wikipedia.org/w/index.php?title=ตำบลลำไทร&amp;action=edit&amp;redlink=1">ตำบลลำไทร</text:a></text:p>
              </text:list-item>
              <text:list-item>
                <text:p text:style-name="P23"><text:a xlink:type="simple" xlink:href="http://th.wikipedia.org/w/index.php?title=วัดพืชอุดม&amp;action=edit&amp;redlink=1">วัดพืชอุดม</text:a><text:span text:style-name="T3"> ตำบลลำไทร</text:span></text:p>
              </text:list-item>
              <text:list-item>
                <text:p text:style-name="P23"><text:a xlink:type="simple" xlink:href="http://th.wikipedia.org/w/index.php?title=วัดมงคลรัตน์&amp;action=edit&amp;redlink=1">วัดมงคลรัตน์</text:a><text:span text:style-name="T3"> ตำบลลำไทร</text:span></text:p>
              </text:list-item>
              <text:list-item>
                <text:p text:style-name="P23"><text:a xlink:type="simple" xlink:href="http://th.wikipedia.org/w/index.php?title=วัดดอนใหญ่&amp;action=edit&amp;redlink=1">วัดดอนใหญ่</text:a><text:span text:style-name="T3"> </text:span><text:a xlink:type="simple" xlink:href="http://th.wikipedia.org/w/index.php?title=ตำบลลำลูกกา&amp;action=edit&amp;redlink=1">ตำบลลำลูกกา</text:a></text:p>
              </text:list-item>
              <text:list-item>
                <text:p text:style-name="P23"><text:a xlink:type="simple" xlink:href="http://th.wikipedia.org/w/index.php?title=วัดธัญญะผล&amp;action=edit&amp;redlink=1">วัดธัญญะผล</text:a><text:span text:style-name="T3"> ตำบลลำลูกกา</text:span></text:p>
              </text:list-item>
              <text:list-item>
                <text:p text:style-name="P23"><text:a xlink:type="simple" xlink:href="http://th.wikipedia.org/w/index.php?title=วัดลานนา&amp;action=edit&amp;redlink=1">วัดลานนา</text:a><text:span text:style-name="T3"> ตำบลลำลูกกา</text:span></text:p>
              </text:list-item>
              <text:list-item>
                <text:p text:style-name="P10"><text:a xlink:type="simple" xlink:href="http://th.wikipedia.org/w/index.php?title=วัดสมุหราษฎร์บำรุง&amp;action=edit&amp;redlink=1">วัดสมุหราษฎร์บำรุง</text:a><text:span text:style-name="T3"> ตำบลลำลูกกา</text:span></text:p>
              </text:list-item>
            </text:list>
            <text:h text:style-name="Heading_20_4" text:outline-level="4"><text:span text:style-name="T2">[</text:span><text:a xlink:type="simple" xlink:href="http://th.wikipedia.org/w/index.php?title=รายชื่อวัดในจังหวัดปทุมธานี&amp;action=edit&amp;section=18"><text:span text:style-name="T3">แก้</text:span></text:a><text:span text:style-name="T2">] </text:span><text:bookmark text:name=".E0.B8.A7.E0.B8.B1.E0.B8.94.E0.B8.A3.E0.B8.B2.E0.B8.A9.E0.B8.8F.E0.B8.A3.E0.B9.8C.E0.B8.98.E0.B8.A3.E0.B8.A3.E0.B8.A1.E0.B8.A2.E0.B8.B8.E0.B8.95.E0.B8.B4.E0.B8.81.E0.B8.99.E0.B8.B4.E0.B8.81.E0.B8.B2.E0.B8.A2_4"/><text:span text:style-name="T3">วัดราษฏร์ธรรมยุติกนิกาย</text:span></text:h>
            <text:list xml:id="list30723388" text:style-name="L11">
              <text:list-item>
                <text:p text:style-name="P24"><text:a xlink:type="simple" xlink:href="http://th.wikipedia.org/w/index.php?title=วัดป่าเจริญราชธรรมาราม&amp;action=edit&amp;redlink=1">วัดป่าเจริญราชธรรมาราม</text:a><text:span text:style-name="T3"> </text:span><text:a xlink:type="simple" xlink:href="http://th.wikipedia.org/w/index.php?title=ตำบลบึงทองหลาง&amp;action=edit&amp;redlink=1">ตำบลบึงทองหลาง</text:a></text:p>
              </text:list-item>
              <text:list-item>
                <text:p text:style-name="P24"><text:a xlink:type="simple" xlink:href="http://th.wikipedia.org/w/index.php?title=วัดปัญจทายิกาวาส&amp;action=edit&amp;redlink=1">วัดปัญจทายิกาวาส</text:a><text:span text:style-name="T3"> </text:span><text:a xlink:type="simple" xlink:href="http://th.wikipedia.org/w/index.php?title=ตำบลบึงคำพร้อย&amp;action=edit&amp;redlink=1">ตำบลบึงคำพร้อย</text:a></text:p>
              </text:list-item>
              <text:list-item>
                <text:p text:style-name="P11"><text:a xlink:type="simple" xlink:href="http://th.wikipedia.org/w/index.php?title=วัดธรรมานันทาราม&amp;action=edit&amp;redlink=1">วัดธรรมานันทาราม</text:a><text:span text:style-name="T3"> </text:span><text:a xlink:type="simple" xlink:href="http://th.wikipedia.org/w/index.php?title=ตำบลลำลูกกา&amp;action=edit&amp;redlink=1">ตำบลลำลูกกา</text:a></text:p>
              </text:list-item>
            </text:list>
            <text:h text:style-name="Heading_20_3" text:outline-level="3"><text:span text:style-name="T2">[</text:span><text:a xlink:type="simple" xlink:href="http://th.wikipedia.org/w/index.php?title=รายชื่อวัดในจังหวัดปทุมธานี&amp;action=edit&amp;section=19"><text:span text:style-name="T3">แก้</text:span></text:a><text:span text:style-name="T2">] </text:span><text:bookmark text:name=".E0.B8.A7.E0.B8.B1.E0.B8.94.E0.B8.A3.E0.B8.B2.E0.B8.A9.E0.B8.8F.E0.B8.A3.E0.B9.8C.E0.B9.83.E0.B8.99.E0.B8.AD.E0.B8.B3.E0.B9.80.E0.B8.A0.E0.B8.AD.E0.B8.AA.E0.B8.B2.E0.B8.A1.E0.B9.82.E0.B8.84.E0.B8.81"/><text:span text:style-name="T3">วัดราษฏร์ในอำเภอสามโคก</text:span></text:h>
            <text:h text:style-name="Heading_20_4" text:outline-level="4"><text:span text:style-name="T2">[</text:span><text:a xlink:type="simple" xlink:href="http://th.wikipedia.org/w/index.php?title=รายชื่อวัดในจังหวัดปทุมธานี&amp;action=edit&amp;section=20"><text:span text:style-name="T3">แก้</text:span></text:a><text:span text:style-name="T2">] </text:span><text:bookmark text:name=".E0.B8.A7.E0.B8.B1.E0.B8.94.E0.B8.A3.E0.B8.B2.E0.B8.A9.E0.B8.8F.E0.B8.A3.E0.B9.8C.E0.B8.A1.E0.B8.AB.E0.B8.B2.E0.B8.99.E0.B8.B4.E0.B8.81.E0.B8.B2.E0.B8.A2_6"/><text:span text:style-name="T3">วัดราษฏร์มหานิกาย</text:span></text:h>
            <text:list xml:id="list30718907" text:style-name="L12">
              <text:list-item>
                <text:p text:style-name="P25"><text:a xlink:type="simple" xlink:href="http://th.wikipedia.org/w/index.php?title=วัดไก่เตี้ย&amp;action=edit&amp;redlink=1">วัดไก่เตี้ย</text:a><text:span text:style-name="T3"> </text:span><text:a xlink:type="simple" xlink:href="http://th.wikipedia.org/w/index.php?title=ตำบลกระแซง&amp;action=edit&amp;redlink=1">ตำบลกระแซง</text:a></text:p>
              </text:list-item>
              <text:list-item>
                <text:p text:style-name="P25"><text:a xlink:type="simple" xlink:href="http://th.wikipedia.org/w/index.php?title=วัดชัยสิทธาวาส&amp;action=edit&amp;redlink=1">วัดชัยสิทธาวาส</text:a><text:span text:style-name="T3"> ตำบลกระแซง</text:span></text:p>
              </text:list-item>
              <text:list-item>
                <text:p text:style-name="P25"><text:a xlink:type="simple" xlink:href="http://th.wikipedia.org/w/index.php?title=วัดสหราษฎร์บำรุง&amp;action=edit&amp;redlink=1">วัดสหราษฎร์บำรุง</text:a><text:span text:style-name="T3"> </text:span><text:a xlink:type="simple" xlink:href="http://th.wikipedia.org/w/index.php?title=ตำบลคลองควาย&amp;action=edit&amp;redlink=1">ตำบลคลองควาย</text:a></text:p>
              </text:list-item>
              <text:list-item>
                <text:p text:style-name="P25"><text:a xlink:type="simple" xlink:href="http://th.wikipedia.org/w/index.php?title=วัดสุราษฎร์รังสรรค์&amp;action=edit&amp;redlink=1">วัดสุราษฎร์รังสรรค์</text:a><text:span text:style-name="T3"> ตำบลคลองควาย</text:span></text:p>
              </text:list-item>
              <text:list-item>
                <text:p text:style-name="P25"><text:a xlink:type="simple" xlink:href="http://th.wikipedia.org/w/index.php?title=วัดคลองขุด&amp;action=edit&amp;redlink=1">วัดคลองขุด</text:a><text:span text:style-name="T3"> </text:span><text:a xlink:type="simple" xlink:href="http://th.wikipedia.org/w/index.php?title=ตำบลเชียงรากน้อย&amp;action=edit&amp;redlink=1">ตำบลเชียงรากน้อย</text:a></text:p>
              </text:list-item>
              <text:list-item>
                <text:p text:style-name="P25"><text:soft-page-break/><text:a xlink:type="simple" xlink:href="http://th.wikipedia.org/w/index.php?title=วัดตระพัง&amp;action=edit&amp;redlink=1">วัดตระพัง</text:a><text:span text:style-name="T3"> </text:span><text:a xlink:type="simple" xlink:href="http://th.wikipedia.org/w/index.php?title=ตำบลเชียงรากใหญ่&amp;action=edit&amp;redlink=1">ตำบลเชียงรากใหญ่</text:a></text:p>
              </text:list-item>
              <text:list-item>
                <text:p text:style-name="P25"><text:a xlink:type="simple" xlink:href="http://th.wikipedia.org/w/index.php?title=วัดบัวหลวง&amp;action=edit&amp;redlink=1">วัดบัวหลวง</text:a><text:span text:style-name="T3"> ตำบลเชียงรากใหญ่</text:span></text:p>
              </text:list-item>
              <text:list-item>
                <text:p text:style-name="P25"><text:a xlink:type="simple" xlink:href="http://th.wikipedia.org/w/index.php?title=วัดบ้านพร้าวนอก&amp;action=edit&amp;redlink=1">วัดบ้านพร้าวนอก</text:a><text:span text:style-name="T3"> ตำบลเชียงรากใหญ่</text:span></text:p>
              </text:list-item>
              <text:list-item>
                <text:p text:style-name="P25"><text:a xlink:type="simple" xlink:href="http://th.wikipedia.org/w/index.php?title=วัดบ้านพร้าวใน&amp;action=edit&amp;redlink=1">วัดบ้านพร้าวใน</text:a><text:span text:style-name="T3"> ตำบลเชียงรากใหญ่</text:span></text:p>
              </text:list-item>
              <text:list-item>
                <text:p text:style-name="P25"><text:a xlink:type="simple" xlink:href="http://th.wikipedia.org/w/index.php?title=วัดกร่าง&amp;action=edit&amp;redlink=1">วัดกร่าง</text:a><text:span text:style-name="T3"> </text:span><text:a xlink:type="simple" xlink:href="http://th.wikipedia.org/w/index.php?title=ตำบลบางกระบือ&amp;action=edit&amp;redlink=1">ตำบลบางกระบือ</text:a></text:p>
              </text:list-item>
              <text:list-item>
                <text:p text:style-name="P25"><text:a xlink:type="simple" xlink:href="http://th.wikipedia.org/wiki/วัดเชิงท่า">วัดเชิงท่า</text:a><text:span text:style-name="T3"> ตำบลบางกระบือ</text:span></text:p>
              </text:list-item>
              <text:list-item>
                <text:p text:style-name="P25"><text:a xlink:type="simple" xlink:href="http://th.wikipedia.org/w/index.php?title=วัดมหิงษาราม&amp;action=edit&amp;redlink=1">วัดมหิงษาราม</text:a><text:span text:style-name="T3"> ตำบลบางกระบือ</text:span></text:p>
              </text:list-item>
              <text:list-item>
                <text:p text:style-name="P25"><text:a xlink:type="simple" xlink:href="http://th.wikipedia.org/wiki/วัดดอกไม้">วัดดอกไม้</text:a><text:span text:style-name="T3"> </text:span><text:a xlink:type="simple" xlink:href="http://th.wikipedia.org/wiki/ตำบลบางเตย">ตำบลบางเตย</text:a></text:p>
              </text:list-item>
              <text:list-item>
                <text:p text:style-name="P25"><text:a xlink:type="simple" xlink:href="http://th.wikipedia.org/w/index.php?title=วัดบางเตยกลาง&amp;action=edit&amp;redlink=1">วัดบางเตยกลาง</text:a><text:span text:style-name="T3"> ตำบลบางเตย</text:span></text:p>
              </text:list-item>
              <text:list-item>
                <text:p text:style-name="P25"><text:a xlink:type="simple" xlink:href="http://th.wikipedia.org/w/index.php?title=วัดบางเตยใน&amp;action=edit&amp;redlink=1">วัดบางเตยใน</text:a><text:span text:style-name="T3"> ตำบลบางเตย</text:span></text:p>
              </text:list-item>
              <text:list-item>
                <text:p text:style-name="P25"><text:a xlink:type="simple" xlink:href="http://th.wikipedia.org/w/index.php?title=วัดบางนา&amp;action=edit&amp;redlink=1">วัดบางนา</text:a><text:span text:style-name="T3"> </text:span><text:a xlink:type="simple" xlink:href="http://th.wikipedia.org/w/index.php?title=ตำบลบางโพธิ์เหนือ&amp;action=edit&amp;redlink=1">ตำบลบางโพธิ์เหนือ</text:a></text:p>
              </text:list-item>
              <text:list-item>
                <text:p text:style-name="P25"><text:a xlink:type="simple" xlink:href="http://th.wikipedia.org/w/index.php?title=วัดป่างิ้ว&amp;action=edit&amp;redlink=1">วัดป่างิ้ว</text:a><text:span text:style-name="T3"> </text:span><text:a xlink:type="simple" xlink:href="http://th.wikipedia.org/w/index.php?title=ตำบลบ้านงิ้ว&amp;action=edit&amp;redlink=1">ตำบลบ้านงิ้ว</text:a></text:p>
              </text:list-item>
              <text:list-item>
                <text:p text:style-name="P25"><text:a xlink:type="simple" xlink:href="http://th.wikipedia.org/wiki/วัดไผ่ล้อม">วัดไผ่ล้อม</text:a><text:span text:style-name="T3"> ตำบลบ้านงิ้ว</text:span></text:p>
              </text:list-item>
              <text:list-item>
                <text:p text:style-name="P25"><text:a xlink:type="simple" xlink:href="http://th.wikipedia.org/w/index.php?title=วัดสวนมะม่วง&amp;action=edit&amp;redlink=1">วัดสวนมะม่วง</text:a><text:span text:style-name="T3"> ตำบลบ้านงิ้ว</text:span></text:p>
              </text:list-item>
              <text:list-item>
                <text:p text:style-name="P25"><text:a xlink:type="simple" xlink:href="http://th.wikipedia.org/w/index.php?title=วัดสองพี่น้อง&amp;action=edit&amp;redlink=1">วัดสองพี่น้อง</text:a><text:span text:style-name="T3"> ตำบลบ้านงิ้ว</text:span></text:p>
              </text:list-item>
              <text:list-item>
                <text:p text:style-name="P25"><text:a xlink:type="simple" xlink:href="http://th.wikipedia.org/w/index.php?title=วัดอัมพุวราราม&amp;action=edit&amp;redlink=1">วัดอัมพุวราราม</text:a><text:span text:style-name="T3"> ตำบลบ้านงิ้ว</text:span></text:p>
              </text:list-item>
              <text:list-item>
                <text:p text:style-name="P25"><text:a xlink:type="simple" xlink:href="http://th.wikipedia.org/w/index.php?title=วัดถั่วทอง&amp;action=edit&amp;redlink=1">วัดถั่วทอง</text:a><text:span text:style-name="T3"> </text:span><text:a xlink:type="simple" xlink:href="http://th.wikipedia.org/w/index.php?title=ตำบลบ้านปทุม&amp;action=edit&amp;redlink=1">ตำบลบ้านปทุม</text:a></text:p>
              </text:list-item>
              <text:list-item>
                <text:p text:style-name="P25"><text:a xlink:type="simple" xlink:href="http://th.wikipedia.org/w/index.php?title=วัดบัวทอง&amp;action=edit&amp;redlink=1">วัดบัวทอง</text:a><text:span text:style-name="T3"> ตำบลบ้านปทุม</text:span></text:p>
              </text:list-item>
              <text:list-item>
                <text:p text:style-name="P25"><text:a xlink:type="simple" xlink:href="http://th.wikipedia.org/wiki/วัดแจ้ง">วัดแจ้ง</text:a><text:span text:style-name="T3"> </text:span><text:a xlink:type="simple" xlink:href="http://th.wikipedia.org/w/index.php?title=ตำบลสามโคก&amp;action=edit&amp;redlink=1">ตำบลสามโคก</text:a></text:p>
              </text:list-item>
              <text:list-item>
                <text:p text:style-name="P25"><text:a xlink:type="simple" xlink:href="http://th.wikipedia.org/w/index.php?title=วัดตำหนัก&amp;action=edit&amp;redlink=1">วัดตำหนัก</text:a><text:span text:style-name="T3"> ตำบลสามโคก</text:span></text:p>
              </text:list-item>
              <text:list-item>
                <text:p text:style-name="P25"><text:a xlink:type="simple" xlink:href="http://th.wikipedia.org/wiki/วัดสะแก">วัดสะแก</text:a><text:span text:style-name="T3"> ตำบลสามโคก</text:span></text:p>
              </text:list-item>
              <text:list-item>
                <text:p text:style-name="P25"><text:a xlink:type="simple" xlink:href="http://th.wikipedia.org/w/index.php?title=วัดสามโคก&amp;action=edit&amp;redlink=1">วัดสามโคก</text:a><text:span text:style-name="T3"> ตำบลสามโคก</text:span></text:p>
              </text:list-item>
              <text:list-item>
                <text:p text:style-name="P12"><text:a xlink:type="simple" xlink:href="http://th.wikipedia.org/wiki/วัดสิงห์">วัดสิงห์</text:a><text:span text:style-name="T3"> ตำบลสามโคก</text:span></text:p>
              </text:list-item>
            </text:list>
            <text:h text:style-name="Heading_20_4" text:outline-level="4"><text:span text:style-name="T2">[</text:span><text:a xlink:type="simple" xlink:href="http://th.wikipedia.org/w/index.php?title=รายชื่อวัดในจังหวัดปทุมธานี&amp;action=edit&amp;section=21"><text:span text:style-name="T3">แก้</text:span></text:a><text:span text:style-name="T2">] </text:span><text:bookmark text:name=".E0.B8.A7.E0.B8.B1.E0.B8.94.E0.B8.A3.E0.B8.B2.E0.B8.A9.E0.B8.8F.E0.B8.A3.E0.B9.8C.E0.B8.98.E0.B8.A3.E0.B8.A3.E0.B8.A1.E0.B8.A2.E0.B8.B8.E0.B8.95.E0.B8.B4.E0.B8.81.E0.B8.99.E0.B8.B4.E0.B8.81.E0.B8.B2.E0.B8.A2_5"/><text:span text:style-name="T3">วัดราษฏร์ธรรมยุติกนิกาย</text:span></text:h>
            <text:list xml:id="list30723993" text:style-name="L13">
              <text:list-item>
                <text:p text:style-name="P26"><text:a xlink:type="simple" xlink:href="http://th.wikipedia.org/w/index.php?title=วัดเจดีย์ทอง&amp;action=edit&amp;redlink=1">วัดเจดีย์ทอง</text:a><text:span text:style-name="T3"> </text:span><text:a xlink:type="simple" xlink:href="http://th.wikipedia.org/w/index.php?title=ตำบลคลองควาย&amp;action=edit&amp;redlink=1">ตำบลคลองควาย</text:a></text:p>
              </text:list-item>
              <text:list-item>
                <text:p text:style-name="P26"><text:a xlink:type="simple" xlink:href="http://th.wikipedia.org/w/index.php?title=วัดป่าภูริทัตตปฏิปทาราม&amp;action=edit&amp;redlink=1">วัดป่าภูริทัตตปฏิปทาราม</text:a><text:span text:style-name="T3"> ตำบลคลองควาย</text:span></text:p>
              </text:list-item>
              <text:list-item>
                <text:p text:style-name="P26"><text:a xlink:type="simple" xlink:href="http://th.wikipedia.org/w/index.php?title=วัดสามัคคิยาราม&amp;action=edit&amp;redlink=1">วัดสามัคคิยาราม</text:a><text:span text:style-name="T3"> ตำบลคลองควาย</text:span></text:p>
              </text:list-item>
              <text:list-item>
                <text:p text:style-name="P26"><text:a xlink:type="simple" xlink:href="http://th.wikipedia.org/w/index.php?title=วัดโกเมศรัตนาราม&amp;action=edit&amp;redlink=1">วัดโกเมศรัตนาราม</text:a><text:span text:style-name="T3"> </text:span><text:a xlink:type="simple" xlink:href="http://th.wikipedia.org/w/index.php?title=ตำบลเชียงรากน้อย&amp;action=edit&amp;redlink=1">ตำบลเชียงรากน้อย</text:a></text:p>
              </text:list-item>
              <text:list-item>
                <text:p text:style-name="P26"><text:a xlink:type="simple" xlink:href="http://th.wikipedia.org/w/index.php?title=วัดพลับสุทธาวาส&amp;action=edit&amp;redlink=1">วัดพลับสุทธาวาส</text:a><text:span text:style-name="T3"> ตำบลเชียงรากน้อย</text:span></text:p>
              </text:list-item>
              <text:list-item>
                <text:p text:style-name="P26"><text:a xlink:type="simple" xlink:href="http://th.wikipedia.org/w/index.php?title=วัดเมตารางค์&amp;action=edit&amp;redlink=1">วัดเมตารางค์</text:a><text:span text:style-name="T3"> ตำบลเชียงรากน้อย</text:span></text:p>
              </text:list-item>
              <text:list-item>
                <text:p text:style-name="P26"><text:a xlink:type="simple" xlink:href="http://th.wikipedia.org/w/index.php?title=วัดศาลาแดงเหนือ&amp;action=edit&amp;redlink=1">วัดศาลาแดงเหนือ</text:a><text:span text:style-name="T3"> ตำบลเชียงรากน้อย</text:span></text:p>
              </text:list-item>
              <text:list-item>
                <text:p text:style-name="P26"><text:a xlink:type="simple" xlink:href="http://th.wikipedia.org/w/index.php?title=วัดท้ายเกาะ&amp;action=edit&amp;redlink=1">วัดท้ายเกาะ</text:a><text:span text:style-name="T3"> </text:span><text:a xlink:type="simple" xlink:href="http://th.wikipedia.org/w/index.php?title=ตำบลท้ายเกาะ&amp;action=edit&amp;redlink=1">ตำบลท้ายเกาะ</text:a></text:p>
              </text:list-item>
              <text:list-item>
                <text:p text:style-name="P26"><text:soft-page-break/><text:a xlink:type="simple" xlink:href="http://th.wikipedia.org/wiki/วัดโบสถ์">วัดโบสถ์</text:a><text:span text:style-name="T3"> </text:span><text:a xlink:type="simple" xlink:href="http://th.wikipedia.org/w/index.php?title=ตำบลบางกระบือ&amp;action=edit&amp;redlink=1">ตำบลบางกระบือ</text:a></text:p>
              </text:list-item>
              <text:list-item>
                <text:p text:style-name="P26"><text:a xlink:type="simple" xlink:href="http://th.wikipedia.org/w/index.php?title=วัดบางเตยนอก&amp;action=edit&amp;redlink=1">วัดบางเตยนอก</text:a><text:span text:style-name="T3"> </text:span><text:a xlink:type="simple" xlink:href="http://th.wikipedia.org/wiki/ตำบลบางเตย">ตำบลบางเตย</text:a></text:p>
              </text:list-item>
              <text:list-item>
                <text:p text:style-name="P13"><text:a xlink:type="simple" xlink:href="http://th.wikipedia.org/w/index.php?title=วัดปทุมทอง&amp;action=edit&amp;redlink=1">วัดปทุมทอง</text:a><text:span text:style-name="T3"> </text:span><text:a xlink:type="simple" xlink:href="http://th.wikipedia.org/w/index.php?title=ตำบลบ้านปทุม&amp;action=edit&amp;redlink=1">ตำบลบ้านปทุม</text:a></text:p>
              </text:list-item>
            </text:list>
            <text:h text:style-name="Heading_20_3" text:outline-level="3"><text:span text:style-name="T2">[</text:span><text:a xlink:type="simple" xlink:href="http://th.wikipedia.org/w/index.php?title=รายชื่อวัดในจังหวัดปทุมธานี&amp;action=edit&amp;section=22"><text:span text:style-name="T3">แก้</text:span></text:a><text:span text:style-name="T2">] </text:span><text:bookmark text:name=".E0.B8.A7.E0.B8.B1.E0.B8.94.E0.B8.A3.E0.B8.B2.E0.B8.A9.E0.B8.8F.E0.B8.A3.E0.B9.8C.E0.B9.83.E0.B8.99.E0.B8.AD.E0.B8.B3.E0.B9.80.E0.B8.A0.E0.B8.AD.E0.B8.AB.E0.B8.99.E0.B8.AD.E0.B8.87.E0.B9.80.E0.B8.AA.E0.B8.B7.E0.B8.AD"/><text:span text:style-name="T3">วัดราษฏร์ในอำเภอหนองเสือ</text:span></text:h>
            <text:h text:style-name="Heading_20_4" text:outline-level="4"><text:span text:style-name="T2">[</text:span><text:a xlink:type="simple" xlink:href="http://th.wikipedia.org/w/index.php?title=รายชื่อวัดในจังหวัดปทุมธานี&amp;action=edit&amp;section=23"><text:span text:style-name="T3">แก้</text:span></text:a><text:span text:style-name="T2">] </text:span><text:bookmark text:name=".E0.B8.A7.E0.B8.B1.E0.B8.94.E0.B8.A3.E0.B8.B2.E0.B8.A9.E0.B8.8F.E0.B8.A3.E0.B9.8C.E0.B8.A1.E0.B8.AB.E0.B8.B2.E0.B8.99.E0.B8.B4.E0.B8.81.E0.B8.B2.E0.B8.A2_7"/><text:span text:style-name="T3">วัดราษฏร์มหานิกาย</text:span></text:h>
            <text:list xml:id="list30720298" text:style-name="L14">
              <text:list-item>
                <text:p text:style-name="P27"><text:a xlink:type="simple" xlink:href="http://th.wikipedia.org/w/index.php?title=วัดจตุพิธวราวาส&amp;action=edit&amp;redlink=1">วัดจตุพิธวราวาส</text:a><text:span text:style-name="T3"> </text:span><text:a xlink:type="simple" xlink:href="http://th.wikipedia.org/w/index.php?title=ตำบลนพรัตน์&amp;action=edit&amp;redlink=1">ตำบลนพรัตน์</text:a></text:p>
              </text:list-item>
              <text:list-item>
                <text:p text:style-name="P27"><text:a xlink:type="simple" xlink:href="http://th.wikipedia.org/w/index.php?title=วัดนพรัตนาราม&amp;action=edit&amp;redlink=1">วัดนพรัตนาราม</text:a><text:span text:style-name="T3"> ตำบลนพรัตน์</text:span></text:p>
              </text:list-item>
              <text:list-item>
                <text:p text:style-name="P27"><text:a xlink:type="simple" xlink:href="http://th.wikipedia.org/w/index.php?title=วัดจุฬาจินดาราม&amp;action=edit&amp;redlink=1">วัดจุฬาจินดาราม</text:a><text:span text:style-name="T3"> </text:span><text:a xlink:type="simple" xlink:href="http://th.wikipedia.org/w/index.php?title=ตำบลบึงกาสาม&amp;action=edit&amp;redlink=1">ตำบลบึงกาสาม</text:a></text:p>
              </text:list-item>
              <text:list-item>
                <text:p text:style-name="P27"><text:a xlink:type="simple" xlink:href="http://th.wikipedia.org/w/index.php?title=วัดเจริญบุญ&amp;action=edit&amp;redlink=1">วัดเจริญบุญ</text:a><text:span text:style-name="T3"> ตำบลบึงกาสาม</text:span></text:p>
              </text:list-item>
              <text:list-item>
                <text:p text:style-name="P27"><text:a xlink:type="simple" xlink:href="http://th.wikipedia.org/w/index.php?title=วัดบึงกาสาม&amp;action=edit&amp;redlink=1">วัดบึงกาสาม</text:a><text:span text:style-name="T3"> ตำบลบึงกาสาม</text:span></text:p>
              </text:list-item>
              <text:list-item>
                <text:p text:style-name="P27"><text:a xlink:type="simple" xlink:href="http://th.wikipedia.org/w/index.php?title=วัดราษฎร์บำรุง&amp;action=edit&amp;redlink=1">วัดราษฎร์บำรุง</text:a><text:span text:style-name="T3"> ตำบลบึงกาสาม</text:span></text:p>
              </text:list-item>
              <text:list-item>
                <text:p text:style-name="P27"><text:a xlink:type="simple" xlink:href="http://th.wikipedia.org/w/index.php?title=วัดศรีคัคณางค์&amp;action=edit&amp;redlink=1">วัดศรีคัคณางค์</text:a><text:span text:style-name="T3"> </text:span><text:a xlink:type="simple" xlink:href="http://th.wikipedia.org/w/index.php?title=ตำบลบึงชำอ้อ&amp;action=edit&amp;redlink=1">ตำบลบึงชำอ้อ</text:a></text:p>
              </text:list-item>
              <text:list-item>
                <text:p text:style-name="P27"><text:a xlink:type="simple" xlink:href="http://th.wikipedia.org/w/index.php?title=วัดสอนดีศรีเจริญ&amp;action=edit&amp;redlink=1">วัดสอนดีศรีเจริญ</text:a><text:span text:style-name="T3"> ตำบลบึงชำอ้อ</text:span></text:p>
              </text:list-item>
              <text:list-item>
                <text:p text:style-name="P27"><text:a xlink:type="simple" xlink:href="http://th.wikipedia.org/w/index.php?title=วัดสุขปุณฑริการาม&amp;action=edit&amp;redlink=1">วัดสุขปุณฑริการาม</text:a><text:span text:style-name="T3"> ตำบลบึงชำอ้อ</text:span></text:p>
              </text:list-item>
              <text:list-item>
                <text:p text:style-name="P27"><text:a xlink:type="simple" xlink:href="http://th.wikipedia.org/w/index.php?title=วัดคลองเก้า&amp;action=edit&amp;redlink=1">วัดคลองเก้า</text:a><text:span text:style-name="T3"> </text:span><text:a xlink:type="simple" xlink:href="http://th.wikipedia.org/w/index.php?title=ตำบลบึงบอน&amp;action=edit&amp;redlink=1">ตำบลบึงบอน</text:a></text:p>
              </text:list-item>
              <text:list-item>
                <text:p text:style-name="P27"><text:a xlink:type="simple" xlink:href="http://th.wikipedia.org/w/index.php?title=วัดบึงบอน&amp;action=edit&amp;redlink=1">วัดบึงบอน</text:a><text:span text:style-name="T3"> ตำบลบึงบอน</text:span></text:p>
              </text:list-item>
              <text:list-item>
                <text:p text:style-name="P27"><text:a xlink:type="simple" xlink:href="http://th.wikipedia.org/w/index.php?title=วัดพวงแก้ว&amp;action=edit&amp;redlink=1">วัดพวงแก้ว</text:a><text:span text:style-name="T3"> ตำบลบึงบอน</text:span></text:p>
              </text:list-item>
              <text:list-item>
                <text:p text:style-name="P27"><text:a xlink:type="simple" xlink:href="http://th.wikipedia.org/w/index.php?title=วัดศรีสโมสร&amp;action=edit&amp;redlink=1">วัดศรีสโมสร</text:a><text:span text:style-name="T3"> ตำบลบึงบอน</text:span></text:p>
              </text:list-item>
              <text:list-item>
                <text:p text:style-name="P27"><text:a xlink:type="simple" xlink:href="http://th.wikipedia.org/w/index.php?title=วัดบึงบาประภาสะวัต&amp;action=edit&amp;redlink=1">วัดบึงบาประภาสะวัต</text:a><text:span text:style-name="T3"> </text:span><text:a xlink:type="simple" xlink:href="http://th.wikipedia.org/w/index.php?title=ตำบลบึงบา&amp;action=edit&amp;redlink=1">ตำบลบึงบา</text:a></text:p>
              </text:list-item>
              <text:list-item>
                <text:p text:style-name="P27"><text:a xlink:type="simple" xlink:href="http://th.wikipedia.org/w/index.php?title=วัดแสงมณี&amp;action=edit&amp;redlink=1">วัดแสงมณี</text:a><text:span text:style-name="T3"> ตำบลบึงบา</text:span></text:p>
              </text:list-item>
              <text:list-item>
                <text:p text:style-name="P27"><text:a xlink:type="simple" xlink:href="http://th.wikipedia.org/w/index.php?title=วัดปทุมนายก&amp;action=edit&amp;redlink=1">วัดปทุมนายก</text:a><text:span text:style-name="T3"> </text:span><text:a xlink:type="simple" xlink:href="http://th.wikipedia.org/w/index.php?title=ตำบลศาลาครุ&amp;action=edit&amp;redlink=1">ตำบลศาลาครุ</text:a></text:p>
              </text:list-item>
              <text:list-item>
                <text:p text:style-name="P27"><text:a xlink:type="simple" xlink:href="http://th.wikipedia.org/w/index.php?title=วัดธรรมราษฎร์เจริญผล&amp;action=edit&amp;redlink=1">วัดธรรมราษฎร์เจริญผล</text:a><text:span text:style-name="T3"> </text:span><text:a xlink:type="simple" xlink:href="http://th.wikipedia.org/w/index.php?title=ตำบลหนองสามวัง&amp;action=edit&amp;redlink=1">ตำบลหนองสามวัง</text:a></text:p>
              </text:list-item>
              <text:list-item>
                <text:p text:style-name="P27"><text:a xlink:type="simple" xlink:href="http://th.wikipedia.org/w/index.php?title=วัดโปรยฝน&amp;action=edit&amp;redlink=1">วัดโปรยฝน</text:a><text:span text:style-name="T3"> ตำบลหนองสามวัง</text:span></text:p>
              </text:list-item>
              <text:list-item>
                <text:p text:style-name="P14"><text:a xlink:type="simple" xlink:href="http://th.wikipedia.org/w/index.php?title=วัดสุนทริการาม&amp;action=edit&amp;redlink=1">วัดสุนทริการาม</text:a><text:span text:style-name="T3"> ตำบลหนองสามวัง</text:span></text:p>
              </text:list-item>
            </text:list>
          </text:section>
        </text:section>
      </text:section>
      <text:p text:style-name="P29"><text:bookmark text:name="content"/><text:span text:style-name="T1"/></text:p>
      <text:section text:style-name="Sect1" text:name="ตอน1">
        <text:section text:style-name="Sect1" text:name="ตอน2">
          <text:p text:style-name="Standard"><text:bookmark text:name="bodyContent"/></text:p>
          <text:section text:style-name="Sect2" text:name="ตอน3">
            <text:h text:style-name="Heading_20_2" text:outline-level="2"><text:bookmark text:name="mw-content-text"/><text:bookmark text:name=".E0.B8.A7.E0.B8.B1.E0.B8.94.E0.B8.9B.E0.B9.88.E0.B8.B2.E0.B8.81.E0.B8.A3.E0.B8.A3.E0.B8.A1.E0.B8.90.E0.B8.B2.E0.B8.99.E0.B8.AA.E0.B8.B2.E0.B8.A2.E0.B8.AB.E0.B8.A5.E0.B8.A7.E0.B8.87.E0.B8.9B.E0.B8.B9.E0.B9.88.E0.B8.A1.E0.B8.B1.E0.B9.88.E0.B8.99_.E0.B8.A0.E0.B8.B9.E0.B8.A3.E0.B8.B4.E0.B8.97.E0.B8.B1.E0.B8.95.E0.B9.82.E0.B8.95"/><text:a xlink:type="simple" xlink:href="http://th.wikipedia.org/w/index.php?title=วัดป่า&amp;action=edit&amp;redlink=1">วัดป่า</text:a><text:a xlink:type="simple" xlink:href="http://th.wikipedia.org/wiki/กรรมฐาน">กรรมฐาน</text:a><text:span text:style-name="T3">สาย</text:span><text:a xlink:type="simple" xlink:href="http://th.wikipedia.org/wiki/หลวงปู่มั่น_ภูริทัตโต">หลวงปู่มั่น ภูริทัตโต</text:a></text:h>
            <text:list xml:id="list30721981" text:style-name="L15">
              <text:list-item>
                <text:p text:style-name="P28"><text:a xlink:type="simple" xlink:href="http://th.wikipedia.org/w/index.php?title=วัดป่าเจริญราช&amp;action=edit&amp;redlink=1">วัดป่าเจริญราช</text:a><text:span text:style-name="T3"> </text:span><text:a xlink:type="simple" xlink:href="http://th.wikipedia.org/wiki/อำเภอลำลูกกา">อำเภอลำลูกกา</text:a></text:p>
              </text:list-item>
              <text:list-item>
                <text:p text:style-name="P15"><text:a xlink:type="simple" xlink:href="http://th.wikipedia.org/w/index.php?title=วัดป่าภูริทัตตปฏิปทาราม&amp;action=edit&amp;redlink=1">วัดป่าภูริทัตตปฏิปทาราม</text:a><text:span text:style-name="T3"> </text:span><text:a xlink:type="simple" xlink:href="http://th.wikipedia.org/wiki/อำเภอสามโคก">อำเภอสามโคก</text:a></text:p>
              </text:list-item>
            </text:list>
          </text:section>
        </text:section>
      </text:section>
      <text:p text:style-name="P2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ngsana New1" svg:font-family="'Angsana New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Cordia New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ngsana New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ngsana New1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ngsana New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ngsana New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ngsana New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4T10:56:33.28</meta:creation-date>
    <dc:date>2013-01-14T10:57:46.30</dc:date>
    <meta:editing-duration>P0D</meta:editing-duration>
    <meta:editing-cycles>1</meta:editing-cycles>
    <meta:document-statistic meta:table-count="0" meta:image-count="0" meta:object-count="0" meta:page-count="7" meta:paragraph-count="205" meta:word-count="3364" meta:character-count="4518" meta:non-whitespace-character-count="4405"/>
    <meta:generator>LibreOffice/3.6$Windows_x86 LibreOffice_project/58f22d5-270d05a-e2abed1-ea17a85-9b5702</meta:generator>
  </office:meta>
</office:document-meta>
</file>